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3.601cm" table:align="margins"/>
    </style:style>
    <style:style style:name="Таблица2.A" style:family="table-column">
      <style:table-column-properties style:column-width="1.106cm" style:rel-column-width="5328*"/>
    </style:style>
    <style:style style:name="Таблица2.B" style:family="table-column">
      <style:table-column-properties style:column-width="0.699cm" style:rel-column-width="3365*"/>
    </style:style>
    <style:style style:name="Таблица2.C" style:family="table-column">
      <style:table-column-properties style:column-width="1.203cm" style:rel-column-width="5796*"/>
    </style:style>
    <style:style style:name="Таблица2.D" style:family="table-column">
      <style:table-column-properties style:column-width="1.995cm" style:rel-column-width="9612*"/>
    </style:style>
    <style:style style:name="Таблица2.E" style:family="table-column">
      <style:table-column-properties style:column-width="8.599cm" style:rel-column-width="41434*"/>
    </style:style>
    <style:style style:name="Таблица1" style:family="table">
      <style:table-properties style:width="13.601cm" table:align="margins"/>
    </style:style>
    <style:style style:name="Таблица1.A" style:family="table-column">
      <style:table-column-properties style:column-width="2.91cm" style:rel-column-width="14023*"/>
    </style:style>
    <style:style style:name="Таблица1.B" style:family="table-column">
      <style:table-column-properties style:column-width="2.79cm" style:rel-column-width="13445*"/>
    </style:style>
    <style:style style:name="Таблица1.C" style:family="table-column">
      <style:table-column-properties style:column-width="1.997cm" style:rel-column-width="9620*"/>
    </style:style>
    <style:style style:name="Таблица1.D" style:family="table-column">
      <style:table-column-properties style:column-width="1.803cm" style:rel-column-width="8685*"/>
    </style:style>
    <style:style style:name="Таблица1.E" style:family="table-column">
      <style:table-column-properties style:column-width="2.406cm" style:rel-column-width="11592*"/>
    </style:style>
    <style:style style:name="Таблица1.F" style:family="table-column">
      <style:table-column-properties style:column-width="1.695cm" style:rel-column-width="8170*"/>
    </style:style>
    <style:style style:name="Таблица1.1" style:family="table-row">
      <style:table-row-properties style:min-row-height="0.504cm"/>
    </style:style>
    <style:style style:name="Таблица1.A1" style:family="table-cell">
      <style:table-cell-properties fo:padding="0cm" fo:border="none"/>
    </style:style>
    <style:style style:name="Таблица1.2" style:family="table-row">
      <style:table-row-properties style:min-row-height="0.506cm"/>
    </style:style>
    <style:style style:name="Таблица3" style:family="table">
      <style:table-properties style:width="13.601cm" table:align="margins"/>
    </style:style>
    <style:style style:name="Таблица3.A" style:family="table-column">
      <style:table-column-properties style:column-width="1.395cm" style:rel-column-width="6722*"/>
    </style:style>
    <style:style style:name="Таблица3.B" style:family="table-column">
      <style:table-column-properties style:column-width="1.515cm" style:rel-column-width="7300*"/>
    </style:style>
    <style:style style:name="Таблица3.C" style:family="table-column">
      <style:table-column-properties style:column-width="1.49cm" style:rel-column-width="7181*"/>
    </style:style>
    <style:style style:name="Таблица3.D" style:family="table-column">
      <style:table-column-properties style:column-width="0.601cm" style:rel-column-width="2898*"/>
    </style:style>
    <style:style style:name="Таблица3.E" style:family="table-column">
      <style:table-column-properties style:column-width="8.599cm" style:rel-column-width="41434*"/>
    </style:style>
    <style:style style:name="Таблица4" style:family="table">
      <style:table-properties style:width="13.601cm" table:align="margins"/>
    </style:style>
    <style:style style:name="Таблица4.A" style:family="table-column">
      <style:table-column-properties style:column-width="3.704cm" style:rel-column-width="17847*"/>
    </style:style>
    <style:style style:name="Таблица4.B" style:family="table-column">
      <style:table-column-properties style:column-width="7.384cm" style:rel-column-width="35576*"/>
    </style:style>
    <style:style style:name="Таблица4.C" style:family="table-column">
      <style:table-column-properties style:column-width="2.514cm" style:rel-column-width="12112*"/>
    </style:style>
    <style:style style:name="Таблица4.1" style:family="table-row">
      <style:table-row-properties style:min-row-height="0.504cm"/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3.601cm" table:align="margins"/>
    </style:style>
    <style:style style:name="Таблица5.A" style:family="table-column">
      <style:table-column-properties style:column-width="1.49cm" style:rel-column-width="7181*"/>
    </style:style>
    <style:style style:name="Таблица5.B" style:family="table-column">
      <style:table-column-properties style:column-width="4.812cm" style:rel-column-width="23184*"/>
    </style:style>
    <style:style style:name="Таблица5.C" style:family="table-column">
      <style:table-column-properties style:column-width="2.596cm" style:rel-column-width="12510*"/>
    </style:style>
    <style:style style:name="Таблица5.D" style:family="table-column">
      <style:table-column-properties style:column-width="4.703cm" style:rel-column-width="22660*"/>
    </style:style>
    <style:style style:name="Таблица6" style:family="table">
      <style:table-properties style:width="13.601cm" table:align="margins"/>
    </style:style>
    <style:style style:name="Таблица6.A" style:family="table-column">
      <style:table-column-properties style:column-width="3.896cm" style:rel-column-width="18774*"/>
    </style:style>
    <style:style style:name="Таблица6.B" style:family="table-column">
      <style:table-column-properties style:column-width="5.099cm" style:rel-column-width="24570*"/>
    </style:style>
    <style:style style:name="Таблица6.C" style:family="table-column">
      <style:table-column-properties style:column-width="4.606cm" style:rel-column-width="22191*"/>
    </style:style>
    <style:style style:name="Таблица7" style:family="table">
      <style:table-properties style:width="13.601cm" table:align="margins"/>
    </style:style>
    <style:style style:name="Таблица7.A" style:family="table-column">
      <style:table-column-properties style:column-width="4.533cm" style:rel-column-width="21845*"/>
    </style:style>
    <style:style style:name="Таблица8" style:family="table">
      <style:table-properties style:width="13.601cm" table:align="margins"/>
    </style:style>
    <style:style style:name="Таблица8.A" style:family="table-column">
      <style:table-column-properties style:column-width="1.011cm" style:rel-column-width="4869*"/>
    </style:style>
    <style:style style:name="Таблица8.B" style:family="table-column">
      <style:table-column-properties style:column-width="1.709cm" style:rel-column-width="8235*"/>
    </style:style>
    <style:style style:name="Таблица8.C" style:family="table-column">
      <style:table-column-properties style:column-width="0.071cm" style:rel-column-width="339*"/>
    </style:style>
    <style:style style:name="Таблица8.D" style:family="table-column">
      <style:table-column-properties style:column-width="1.9cm" style:rel-column-width="9153*"/>
    </style:style>
    <style:style style:name="Таблица8.E" style:family="table-column">
      <style:table-column-properties style:column-width="3.47cm" style:rel-column-width="16717*"/>
    </style:style>
    <style:style style:name="Таблица8.F" style:family="table-column">
      <style:table-column-properties style:column-width="2.72cm" style:rel-column-width="13105*"/>
    </style:style>
    <style:style style:name="Таблица8.G" style:family="table-column">
      <style:table-column-properties style:column-width="2.722cm" style:rel-column-width="13117*"/>
    </style:style>
    <style:style style:name="Таблица8.1" style:family="table-row">
      <style:table-row-properties style:min-row-height="0.601cm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3.601cm" table:align="margins"/>
    </style:style>
    <style:style style:name="Таблица9.A" style:family="table-column">
      <style:table-column-properties style:column-width="2.267cm" style:rel-column-width="10922*"/>
    </style:style>
    <style:style style:name="Таблица9.F" style:family="table-column">
      <style:table-column-properties style:column-width="2.267cm" style:rel-column-width="1092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-left="0.05pt solid #000000" fo:border-right="none" fo:border-top="none" fo:border-bottom="none"/>
    </style:style>
    <style:style style:name="Таблица9.D1" style:family="table-cell">
      <style:table-cell-properties fo:padding="0.097cm" fo:border-left="none" fo:border-right="0.05pt solid #000000" fo:border-top="none" fo:border-bottom="none"/>
    </style:style>
    <style:style style:name="Таблица9.F1" style:family="table-cell">
      <style:table-cell-properties fo:padding="0.097cm" fo:border="0.05pt solid #000000"/>
    </style:style>
    <style:style style:name="Таблица9.2" style:family="table-row">
      <style:table-row-properties style:min-row-height="0.088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C3" style:family="table-cell">
      <style:table-cell-properties fo:padding="0.097cm" fo:border-left="0.05pt solid #000000" fo:border-right="0.05pt solid #000000" fo:border-top="none" fo:border-bottom="none"/>
    </style:style>
    <style:style style:name="Таблица9.4" style:family="table-row">
      <style:table-row-properties style:min-row-height="0.379cm"/>
    </style:style>
    <style:style style:name="Таблица9.A5" style:family="table-cell">
      <style:table-cell-properties fo:padding="0.097cm" fo:border="none"/>
    </style:style>
    <style:style style:name="Таблица9.C5" style:family="table-cell">
      <style:table-cell-properties fo:padding="0.097cm" fo:border-left="none" fo:border-right="none" fo:border-top="none" fo:border-bottom="0.05pt solid #000000"/>
    </style:style>
    <style:style style:name="Таблица9.9" style:family="table-row">
      <style:table-row-properties style:min-row-height="0.437cm"/>
    </style:style>
    <style:style style:name="P1" style:family="paragraph" style:parent-style-name="Table_20_Contents">
      <style:paragraph-properties fo:text-align="start" style:justify-single-word="false"/>
      <style:text-properties style:font-name="Calibri1" fo:font-size="10pt" fo:language="zxx" fo:country="none" officeooo:rsid="01192961" officeooo:paragraph-rsid="01192961" style:font-size-asian="8.75pt" style:language-asian="zxx" style:country-asian="none" style:font-size-complex="10pt" style:language-complex="zxx" style:country-complex="none"/>
    </style:style>
    <style:style style:name="P2" style:family="paragraph" style:parent-style-name="Table_20_Contents">
      <style:paragraph-properties fo:text-align="start" style:justify-single-word="false"/>
      <style:text-properties style:font-name="Calibri1" fo:font-size="10pt" fo:language="zxx" fo:country="none" officeooo:rsid="01192961" officeooo:paragraph-rsid="011bb36f" style:font-size-asian="8.75pt" style:language-asian="zxx" style:country-asian="none" style:font-size-complex="10pt" style:language-complex="zxx" style:country-complex="none"/>
    </style:style>
    <style:style style:name="P3" style:family="paragraph" style:parent-style-name="Table_20_Contents">
      <style:paragraph-properties fo:text-align="start" style:justify-single-word="false"/>
      <style:text-properties style:font-name="Calibri1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Calibri1" fo:font-size="10pt" fo:language="zxx" fo:country="none" officeooo:rsid="011bb36f" officeooo:paragraph-rsid="011bb36f" style:font-size-asian="8.75pt" style:language-asian="zxx" style:country-asian="none" style:font-size-complex="10pt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Calibri1" fo:font-size="10pt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10pt" officeooo:rsid="021a1997" officeooo:paragraph-rsid="021a1997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0pt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10pt" officeooo:rsid="021a319f" officeooo:paragraph-rsid="021a319f" style:font-size-asian="8.75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10pt" officeooo:rsid="021b1f9d" officeooo:paragraph-rsid="021b1f9d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10pt" officeooo:rsid="021b1f9d" officeooo:paragraph-rsid="021b1f9d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10pt" officeooo:rsid="021e7291" officeooo:paragraph-rsid="021e7291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10pt" officeooo:rsid="0220067b" officeooo:paragraph-rsid="0220067b" style:font-size-asian="8.75pt" style:font-size-complex="10pt"/>
    </style:style>
    <style:style style:name="P13" style:family="paragraph" style:parent-style-name="Table_20_Contents">
      <style:text-properties style:font-name="Calibri" fo:font-size="10pt" style:font-size-asian="8.75pt" style:font-size-complex="10pt"/>
    </style:style>
    <style:style style:name="P14" style:family="paragraph" style:parent-style-name="Table_20_Contents">
      <style:text-properties style:font-name="Calibri" fo:font-size="10pt" officeooo:rsid="0127d716" officeooo:paragraph-rsid="0127d716" style:font-size-asian="8.75pt" style:font-size-complex="10pt"/>
    </style:style>
    <style:style style:name="P15" style:family="paragraph" style:parent-style-name="Table_20_Contents">
      <style:text-properties style:font-name="Calibri" fo:font-size="10pt" officeooo:rsid="01286771" style:font-size-asian="8.75pt" style:font-size-complex="10pt"/>
    </style:style>
    <style:style style:name="P16" style:family="paragraph" style:parent-style-name="Table_20_Contents">
      <style:text-properties style:font-name="Calibri" fo:font-size="10pt" officeooo:rsid="01286771" officeooo:paragraph-rsid="01286771" style:font-size-asian="8.75pt" style:font-size-complex="10pt"/>
    </style:style>
    <style:style style:name="P17" style:family="paragraph" style:parent-style-name="Table_20_Contents">
      <style:text-properties style:font-name="Calibri" fo:font-size="10pt" officeooo:rsid="01286771" officeooo:paragraph-rsid="0132856d" style:font-size-asian="8.75pt" style:font-size-complex="10pt"/>
    </style:style>
    <style:style style:name="P18" style:family="paragraph" style:parent-style-name="Table_20_Contents">
      <style:text-properties style:font-name="Calibri" fo:font-size="10pt" officeooo:rsid="01286771" officeooo:paragraph-rsid="01395d47" style:font-size-asian="8.75pt" style:font-size-complex="10pt"/>
    </style:style>
    <style:style style:name="P19" style:family="paragraph" style:parent-style-name="Table_20_Contents">
      <style:text-properties style:font-name="Calibri" fo:font-size="10pt" officeooo:rsid="012a1d43" officeooo:paragraph-rsid="012a1d43" style:font-size-asian="8.75pt" style:font-size-complex="10pt"/>
    </style:style>
    <style:style style:name="P20" style:family="paragraph" style:parent-style-name="Table_20_Contents">
      <style:text-properties style:font-name="Calibri" fo:font-size="10pt" officeooo:rsid="01327374" officeooo:paragraph-rsid="01327374" style:font-size-asian="8.75pt" style:font-size-complex="10pt"/>
    </style:style>
    <style:style style:name="P21" style:family="paragraph" style:parent-style-name="Table_20_Contents">
      <style:text-properties style:font-name="Calibri" fo:font-size="10pt" officeooo:rsid="0132856d" officeooo:paragraph-rsid="0132856d" style:font-size-asian="8.75pt" style:font-size-complex="10pt"/>
    </style:style>
    <style:style style:name="P22" style:family="paragraph" style:parent-style-name="Table_20_Contents">
      <style:text-properties style:font-name="Calibri" fo:font-size="10pt" officeooo:rsid="0135ba05" officeooo:paragraph-rsid="0135ba05" style:font-size-asian="8.75pt" style:font-size-complex="10pt"/>
    </style:style>
    <style:style style:name="P23" style:family="paragraph" style:parent-style-name="Table_20_Contents">
      <style:text-properties style:font-name="Calibri" fo:font-size="10pt" officeooo:rsid="01395d47" officeooo:paragraph-rsid="01395d47" style:font-size-asian="8.75pt" style:font-size-complex="10pt"/>
    </style:style>
    <style:style style:name="P24" style:family="paragraph" style:parent-style-name="Table_20_Contents">
      <style:text-properties style:font-name="Calibri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alibri" fo:font-size="10pt" fo:language="zxx" fo:country="none" officeooo:rsid="0127d716" officeooo:paragraph-rsid="013c9e9f" style:font-size-asian="8.75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Calibri" fo:font-size="10pt" fo:language="zxx" fo:country="none" officeooo:rsid="0127d716" officeooo:paragraph-rsid="013e8d3c" style:font-size-asian="8.75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Calibri" fo:font-size="10pt" fo:language="zxx" fo:country="none" officeooo:rsid="014065ab" officeooo:paragraph-rsid="014065ab" style:font-size-asian="8.75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alibri" fo:font-size="10pt" fo:language="zxx" fo:country="none" officeooo:rsid="014065ab" officeooo:paragraph-rsid="022273d4" style:font-size-asian="8.75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alibri" fo:font-size="10pt" fo:language="zxx" fo:country="none" officeooo:rsid="013f64db" officeooo:paragraph-rsid="01470211" style:font-size-asian="8.75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alibri" fo:font-size="10pt" fo:language="zxx" fo:country="none" officeooo:rsid="01470211" officeooo:paragraph-rsid="01470211" style:font-size-asian="8.75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text-properties style:font-name="Calibri" fo:font-size="10pt" fo:language="zxx" fo:country="none" officeooo:rsid="01470211" officeooo:paragraph-rsid="01485280" style:font-size-asian="8.75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alibri" fo:font-size="10pt" fo:language="zxx" fo:country="none" officeooo:rsid="01485280" officeooo:paragraph-rsid="01485280" style:font-size-asian="8.75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alibri" fo:font-size="10pt" fo:language="zxx" fo:country="none" officeooo:rsid="0157e772" officeooo:paragraph-rsid="0157e772" style:font-size-asian="8.75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alibri" fo:font-size="10pt" fo:language="zxx" fo:country="none" officeooo:rsid="015808ac" officeooo:paragraph-rsid="015808ac" style:font-size-asian="8.75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alibri" fo:font-size="10pt" fo:language="zxx" fo:country="none" officeooo:rsid="0159e556" officeooo:paragraph-rsid="0159e556" style:font-size-asian="8.75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alibri" fo:font-size="10pt" fo:language="zxx" fo:country="none" officeooo:rsid="018742d3" officeooo:paragraph-rsid="018742d3" style:font-size-asian="8.75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Calibri" fo:font-size="10pt" fo:language="zxx" fo:country="none" officeooo:rsid="012a1d43" officeooo:paragraph-rsid="012a1d43" style:font-size-asian="8.75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text-properties style:font-name="Calibri" fo:font-size="10pt" fo:language="zxx" fo:country="none" officeooo:rsid="013ae351" officeooo:paragraph-rsid="013ae351" style:font-size-asian="8.75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style:font-name="Calibri" fo:font-size="9pt" fo:language="zxx" fo:country="none" officeooo:rsid="01432d70" officeooo:paragraph-rsid="0144df2f" style:font-size-asian="9pt" style:language-asian="zxx" style:country-asian="none" style:font-size-complex="9pt" style:language-complex="zxx" style:country-complex="none"/>
    </style:style>
    <style:style style:name="P40" style:family="paragraph" style:parent-style-name="Table_20_Contents">
      <style:text-properties style:font-name="Calibri" fo:font-size="9pt" fo:language="zxx" fo:country="none" officeooo:rsid="01432d70" officeooo:paragraph-rsid="01432d70" style:font-size-asian="9pt" style:language-asian="zxx" style:country-asian="none" style:font-size-complex="9pt" style:language-complex="zxx" style:country-complex="none"/>
    </style:style>
    <style:style style:name="P41" style:family="paragraph" style:parent-style-name="Table_20_Contents">
      <style:paragraph-properties fo:text-align="start" style:justify-single-word="false"/>
      <style:text-properties fo:color="#a3238e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547a62" officeooo:paragraph-rsid="011bb36f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fo:color="#a3238e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547a62" officeooo:paragraph-rsid="0127d716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fo:color="#a3238e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547a62" officeooo:paragraph-rsid="0157e772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Calibri1" fo:font-size="10pt" officeooo:rsid="01109008" officeooo:paragraph-rsid="01109008" style:font-size-asian="8.75pt" style:font-size-complex="10pt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Calibri1" fo:font-size="10pt" officeooo:rsid="01109008" officeooo:paragraph-rsid="0125b5f6" style:font-size-asian="8.75pt" style:font-size-complex="10pt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Calibri1" fo:font-size="10pt" officeooo:rsid="01109008" officeooo:paragraph-rsid="012a1d43" style:font-size-asian="8.75pt" style:font-size-complex="10pt"/>
    </style:style>
    <style:style style:name="P4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officeooo:rsid="01109008" officeooo:paragraph-rsid="0135ba05" style:font-size-asian="8.75pt" style:font-size-complex="10pt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Calibri1" fo:font-size="10pt" officeooo:rsid="0114cd16" officeooo:paragraph-rsid="0114cd16" style:font-size-asian="8.75pt" style:font-size-complex="10pt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Calibri1" fo:font-size="10pt" officeooo:rsid="0114cd16" officeooo:paragraph-rsid="015246d0" style:font-size-asian="8.75pt" style:font-size-complex="10pt"/>
    </style:style>
    <style:style style:name="P5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officeooo:rsid="0114cd16" officeooo:paragraph-rsid="0114cd16" style:font-size-asian="8.75pt" style:font-size-complex="10pt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Calibri1" fo:font-size="10pt" officeooo:rsid="0125b5f6" officeooo:paragraph-rsid="0125b5f6" style:font-size-asian="8.75pt" style:font-size-complex="10pt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Calibri1" fo:font-size="10pt" officeooo:rsid="015246d0" officeooo:paragraph-rsid="015246d0" style:font-size-asian="8.75pt" style:font-size-complex="10pt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a3238e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547a62" officeooo:paragraph-rsid="01109008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2pt" fo:language="ru" fo:country="RU" fo:font-style="normal" fo:text-shadow="none" style:text-underline-style="none" fo:font-weight="bold" officeooo:rsid="010f4ce2" officeooo:paragraph-rsid="010f4c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6pt" fo:language="ru" fo:country="RU" fo:font-style="normal" fo:text-shadow="none" style:text-underline-style="none" fo:font-weight="bold" officeooo:rsid="010f4ce2" officeooo:paragraph-rsid="010f4ce2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6pt" fo:language="ru" fo:country="RU" fo:font-style="normal" fo:text-shadow="none" style:text-underline-style="none" fo:font-weight="normal" officeooo:rsid="0116900f" officeooo:paragraph-rsid="011f3469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6pt" fo:language="en" fo:country="US" fo:font-style="normal" fo:text-shadow="none" style:text-underline-style="none" fo:font-weight="normal" officeooo:rsid="01192961" officeooo:paragraph-rsid="01192961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6pt" fo:language="en" fo:country="US" fo:font-style="normal" fo:text-shadow="none" style:text-underline-style="none" fo:font-weight="normal" officeooo:rsid="01109008" officeooo:paragraph-rsid="01109008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normal" officeooo:rsid="0116900f" officeooo:paragraph-rsid="0116900f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16900f" officeooo:paragraph-rsid="011f3469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16900f" officeooo:paragraph-rsid="0116900f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1bb36f" officeooo:paragraph-rsid="011bb36f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240b66" officeooo:paragraph-rsid="01240b66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4e627c" officeooo:paragraph-rsid="014e627c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53c184" officeooo:paragraph-rsid="0153c184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a50b0c" officeooo:paragraph-rsid="01a50b0c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210a86e" officeooo:paragraph-rsid="0210a86e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bold" officeooo:rsid="01109008" officeooo:paragraph-rsid="01109008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6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en" fo:country="US" fo:font-style="normal" fo:text-shadow="none" style:text-underline-style="none" fo:font-weight="normal" officeooo:rsid="01109008" officeooo:paragraph-rsid="01109008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en" fo:country="US" fo:font-style="normal" fo:text-shadow="none" style:text-underline-style="none" fo:font-weight="bold" officeooo:rsid="01192961" officeooo:paragraph-rsid="01192961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a5f3e0" officeooo:paragraph-rsid="01a5f3e0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margin-left="0cm" fo:margin-right="0cm" fo:text-indent="0cm" style:auto-text-indent="true"/>
      <style:text-properties style:font-name="Calibri" fo:font-size="10pt" officeooo:rsid="013ae351" officeooo:paragraph-rsid="013ae351" style:font-size-asian="8.75pt" style:font-size-complex="10pt"/>
    </style:style>
    <style:style style:name="P73" style:family="paragraph" style:parent-style-name="Standard">
      <style:paragraph-properties fo:margin-left="0cm" fo:margin-right="0cm" fo:text-indent="0cm" style:auto-text-indent="true"/>
      <style:text-properties style:font-name="Calibri" fo:font-size="10pt" officeooo:rsid="013b805c" officeooo:paragraph-rsid="013b805c" style:font-size-asian="8.75pt" style:font-size-complex="10pt"/>
    </style:style>
    <style:style style:name="P74" style:family="paragraph" style:parent-style-name="Standard">
      <style:paragraph-properties fo:margin-left="0cm" fo:margin-right="0cm" fo:text-indent="0cm" style:auto-text-indent="true"/>
      <style:text-properties style:font-name="Calibri1" fo:font-size="6pt" officeooo:rsid="013b805c" officeooo:paragraph-rsid="013b805c" style:font-size-asian="5.25pt" style:font-size-complex="6pt"/>
    </style:style>
    <style:style style:name="P75" style:family="paragraph" style:parent-style-name="Standard">
      <style:text-properties fo:font-size="6pt" officeooo:paragraph-rsid="0125b5f6" style:font-size-asian="5.25pt" style:font-size-complex="6pt"/>
    </style:style>
    <style:style style:name="P76" style:family="paragraph" style:parent-style-name="Standard">
      <style:text-properties style:font-name="Calibri" fo:font-size="10pt" officeooo:rsid="0127d716" officeooo:paragraph-rsid="0127d716" style:font-size-asian="8.75pt" style:font-size-complex="10pt"/>
    </style:style>
    <style:style style:name="P77" style:family="paragraph" style:parent-style-name="Standard">
      <style:text-properties style:font-name="Calibri" fo:font-size="10pt" officeooo:rsid="01327374" officeooo:paragraph-rsid="01327374" style:font-size-asian="8.75pt" style:font-size-complex="10pt"/>
    </style:style>
    <style:style style:name="P78" style:family="paragraph" style:parent-style-name="Standard">
      <style:text-properties style:font-name="Calibri" fo:font-size="10pt" officeooo:rsid="01395d47" officeooo:paragraph-rsid="01395d47" style:font-size-asian="8.75pt" style:font-size-complex="10pt"/>
    </style:style>
    <style:style style:name="P79" style:family="paragraph" style:parent-style-name="Standard">
      <style:text-properties style:font-name="Calibri" fo:font-size="10pt" officeooo:rsid="0149f80d" officeooo:paragraph-rsid="0149f80d" style:font-size-asian="8.75pt" style:font-size-complex="10pt"/>
    </style:style>
    <style:style style:name="P80" style:family="paragraph" style:parent-style-name="Standard">
      <style:text-properties style:font-name="Calibri" fo:font-size="10pt" officeooo:rsid="0149f80d" officeooo:paragraph-rsid="014c3348" style:font-size-asian="8.75pt" style:font-size-complex="10pt"/>
    </style:style>
    <style:style style:name="P81" style:family="paragraph" style:parent-style-name="Standard">
      <style:text-properties style:font-name="Calibri" fo:font-size="10pt" officeooo:rsid="013ae351" officeooo:paragraph-rsid="013ae351" style:font-size-asian="8.75pt" style:font-size-complex="10pt"/>
    </style:style>
    <style:style style:name="P82" style:family="paragraph" style:parent-style-name="Standard">
      <style:text-properties style:font-name="Calibri" fo:font-size="10pt" fo:language="zxx" fo:country="none" officeooo:rsid="013c9e9f" officeooo:paragraph-rsid="0130a2a6" style:font-size-asian="8.75pt" style:language-asian="zxx" style:country-asian="none" style:font-size-complex="10pt" style:language-complex="zxx" style:country-complex="none"/>
    </style:style>
    <style:style style:name="P83" style:family="paragraph" style:parent-style-name="Standard">
      <style:text-properties style:font-name="Calibri" fo:font-size="6pt" officeooo:rsid="0130a2a6" officeooo:paragraph-rsid="014065ab" style:font-size-asian="5.25pt" style:font-size-complex="6pt"/>
    </style:style>
    <style:style style:name="P84" style:family="paragraph" style:parent-style-name="Standard">
      <style:text-properties style:font-name="Calibri" fo:font-size="6pt" officeooo:rsid="01327374" officeooo:paragraph-rsid="01327374" style:font-size-asian="5.25pt" style:font-size-complex="6pt"/>
    </style:style>
    <style:style style:name="P85" style:family="paragraph" style:parent-style-name="Standard">
      <style:text-properties style:font-name="Calibri" fo:font-size="6pt" officeooo:rsid="01395d47" officeooo:paragraph-rsid="01395d47" style:font-size-asian="5.25pt" style:font-size-complex="6pt"/>
    </style:style>
    <style:style style:name="P86" style:family="paragraph" style:parent-style-name="Standard">
      <style:text-properties style:font-name="Calibri1" fo:font-size="10pt" fo:language="en" fo:country="US" officeooo:rsid="0033d257" officeooo:paragraph-rsid="017ad427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>
      <style:text-properties style:font-name="Calibri1" fo:font-size="10pt" fo:language="en" fo:country="US" officeooo:rsid="00325cd1" officeooo:paragraph-rsid="017ad427" style:font-size-asian="10pt" style:language-asian="zxx" style:country-asian="none" style:font-size-complex="10pt" style:language-complex="zxx" style:country-complex="none"/>
    </style:style>
    <style:style style:name="P88" style:family="paragraph" style:parent-style-name="Standard">
      <style:text-properties style:font-name="Calibri1" fo:font-size="10pt" fo:language="en" fo:country="US" officeooo:rsid="002e9ba7" officeooo:paragraph-rsid="017cbe4d" style:font-size-asian="10pt" style:language-asian="zxx" style:country-asian="none" style:font-size-complex="10pt" style:language-complex="zxx" style:country-complex="none"/>
    </style:style>
    <style:style style:name="P89" style:family="paragraph" style:parent-style-name="Standard">
      <style:text-properties style:font-name="Calibri1" fo:font-size="10pt" fo:language="en" fo:country="US" officeooo:rsid="0029fd82" officeooo:paragraph-rsid="017e9b3b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text-properties style:font-name="Calibri1" fo:font-size="10pt" fo:language="en" fo:country="US" officeooo:rsid="002a59dd" officeooo:paragraph-rsid="017e9b3b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alibri1" fo:font-size="10pt" fo:language="ru" fo:country="RU" officeooo:rsid="00325cd1" officeooo:paragraph-rsid="017ad427" style:font-size-asian="10pt" style:language-asian="zxx" style:country-asian="none" style:font-size-complex="10pt" style:language-complex="zxx" style:country-complex="none"/>
    </style:style>
    <style:style style:name="P92" style:family="paragraph" style:parent-style-name="Standard">
      <style:text-properties style:font-name="Calibri1" fo:font-size="10pt" fo:language="ru" fo:country="RU" officeooo:rsid="0021e0c9" officeooo:paragraph-rsid="017e9b3b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>
      <style:text-properties style:font-name="Calibri1" fo:font-size="10pt" fo:language="ru" fo:country="RU" fo:font-weight="bold" officeooo:rsid="002d89c1" officeooo:paragraph-rsid="01a419c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Standard">
      <style:text-properties style:font-name="Calibri1" fo:font-size="10pt" fo:language="en" fo:country="GB" officeooo:rsid="00165542" officeooo:paragraph-rsid="017cbe4d" style:font-size-asian="10pt" style:language-asian="zxx" style:country-asian="none" style:font-size-complex="10pt" style:language-complex="zxx" style:country-complex="none"/>
    </style:style>
    <style:style style:name="P95" style:family="paragraph" style:parent-style-name="Standard">
      <style:text-properties style:font-name="Calibri1" fo:font-size="10pt" fo:language="en" fo:country="GB" officeooo:rsid="00185b06" officeooo:paragraph-rsid="017cbe4d" style:font-size-asian="10pt" style:language-asian="zxx" style:country-asian="none" style:font-size-complex="10pt" style:language-complex="zxx" style:country-complex="none"/>
    </style:style>
    <style:style style:name="P96" style:family="paragraph" style:parent-style-name="Standard">
      <style:text-properties style:font-name="Calibri1" fo:font-size="10pt" fo:language="en" fo:country="GB" officeooo:rsid="0010f6d5" officeooo:paragraph-rsid="017cbe4d" style:font-size-asian="10pt" style:language-asian="zxx" style:country-asian="none" style:font-size-complex="10pt" style:language-complex="zxx" style:country-complex="none"/>
    </style:style>
    <style:style style:name="P97" style:family="paragraph" style:parent-style-name="Standard">
      <style:text-properties style:font-name="Calibri1" fo:font-size="10pt" fo:language="en" fo:country="GB" officeooo:rsid="00157c83" officeooo:paragraph-rsid="017cbe4d" style:font-size-asian="10pt" style:language-asian="zxx" style:country-asian="none" style:font-size-complex="10pt" style:language-complex="zxx" style:country-complex="none"/>
    </style:style>
    <style:style style:name="P98" style:family="paragraph" style:parent-style-name="Standard">
      <style:text-properties style:font-name="Calibri1" fo:font-size="10pt" fo:language="en" fo:country="GB" officeooo:rsid="00209c6a" officeooo:paragraph-rsid="017e9b3b" style:font-size-asian="10pt" style:language-asian="zxx" style:country-asian="none" style:font-size-complex="10pt" style:language-complex="zxx" style:country-complex="none"/>
    </style:style>
    <style:style style:name="P99" style:family="paragraph" style:parent-style-name="Standard">
      <style:text-properties style:font-name="Calibri1" fo:font-size="10pt" fo:language="en" fo:country="GB" officeooo:rsid="001fc0ab" officeooo:paragraph-rsid="017e9b3b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Standard">
      <style:text-properties style:font-name="Calibri1" fo:font-size="6pt" fo:language="en" fo:country="GB" officeooo:rsid="00157c83" officeooo:paragraph-rsid="017e9b3b" style:font-size-asian="5.25pt" style:language-asian="zxx" style:country-asian="none" style:font-size-complex="6pt" style:language-complex="zxx" style:country-complex="none"/>
    </style:style>
    <style:style style:name="P101" style:family="paragraph" style:parent-style-name="Standard">
      <style:text-properties style:font-name="Calibri1" fo:font-size="6pt" fo:language="zxx" fo:country="none" officeooo:rsid="0003499c" officeooo:paragraph-rsid="017e9b3b" style:font-size-asian="5.25pt" style:language-asian="zxx" style:country-asian="none" style:font-size-complex="6pt" style:language-complex="zxx" style:country-complex="none"/>
    </style:style>
    <style:style style:name="P102" style:family="paragraph" style:parent-style-name="Standard">
      <style:text-properties fo:color="#000000" style:font-name="Calibri1" fo:font-size="10pt" fo:language="en" fo:country="US" fo:font-weight="bold" officeooo:rsid="000ee42c" officeooo:paragraph-rsid="017cbe4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Standard">
      <style:text-properties fo:color="#000000" style:font-name="Calibri1" fo:font-size="10pt" fo:language="en" fo:country="US" fo:font-weight="bold" officeooo:rsid="001fc0ab" officeooo:paragraph-rsid="017e9b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Standard">
      <style:text-properties fo:color="#000000" style:font-name="Calibri1" fo:font-size="10pt" fo:language="ru" fo:country="RU" fo:font-weight="bold" officeooo:rsid="0021db10" officeooo:paragraph-rsid="017cbe4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Standard">
      <style:text-properties fo:color="#a3238e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547a62" officeooo:paragraph-rsid="017e9b3b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font-name="Calibri1" fo:font-size="10pt" officeooo:rsid="0157e772" officeooo:paragraph-rsid="0157e772" style:font-size-asian="8.75pt" style:font-size-complex="10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en" fo:country="GB" officeooo:rsid="0003499c" officeooo:paragraph-rsid="0176ec5b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en" fo:country="GB" officeooo:rsid="0003499c" officeooo:paragraph-rsid="0178a055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en" fo:country="GB" officeooo:rsid="0003499c" officeooo:paragraph-rsid="01791924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en" fo:country="GB" officeooo:rsid="00157c83" officeooo:paragraph-rsid="017cbe4d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en" fo:country="GB" officeooo:rsid="00049c13" officeooo:paragraph-rsid="0176ec5b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paragraph-properties fo:margin-left="0cm" fo:margin-right="0cm" fo:text-indent="0cm" style:auto-text-indent="false"/>
      <style:text-properties style:font-name="Calibri1" fo:font-size="10pt" officeooo:rsid="00078382" officeooo:paragraph-rsid="01791924" style:font-size-asian="10pt" style:font-size-complex="10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en" fo:country="US" fo:font-weight="normal" officeooo:rsid="018ba286" officeooo:paragraph-rsid="018ba2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4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en" fo:country="US" fo:font-weight="normal" officeooo:rsid="018ba286" officeooo:paragraph-rsid="01911e2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en" fo:country="US" fo:font-weight="normal" officeooo:rsid="000a89d1" officeooo:paragraph-rsid="017e9b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ru" fo:country="RU" fo:font-weight="bold" officeooo:rsid="018b12af" officeooo:paragraph-rsid="018b12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7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ru" fo:country="RU" fo:font-weight="bold" officeooo:rsid="019797c3" officeooo:paragraph-rsid="019797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ru" fo:country="RU" fo:font-weight="bold" officeooo:rsid="0197fb7e" officeooo:paragraph-rsid="0197fb7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1" fo:font-size="10pt" fo:language="ru" fo:country="RU" fo:font-weight="bold" officeooo:rsid="0199bc0a" officeooo:paragraph-rsid="0199bc0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24cm"/>
        </style:tab-stops>
      </style:paragraph-properties>
      <style:text-properties style:font-name="Calibri1" fo:font-size="10pt" fo:language="ru" fo:country="RU" fo:font-weight="bold" officeooo:rsid="01aba174" officeooo:paragraph-rsid="01aba1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1" style:family="paragraph" style:parent-style-name="Standard">
      <style:paragraph-properties fo:margin-left="0cm" fo:margin-right="0cm" fo:text-indent="0cm" style:auto-text-indent="false"/>
      <style:text-properties style:font-name="Calibri1" fo:font-size="10pt" fo:language="ru" fo:country="RU" fo:font-weight="bold" officeooo:rsid="01978e87" officeooo:paragraph-rsid="01978e87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1" fo:font-size="10pt" fo:language="ru" fo:country="RU" fo:font-weight="normal" officeooo:rsid="0197fb7e" officeooo:paragraph-rsid="0197fb7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1" fo:font-size="10pt" fo:language="ru" fo:country="RU" fo:font-weight="normal" officeooo:rsid="0199bc0a" officeooo:paragraph-rsid="0199bc0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1" fo:font-size="10pt" fo:language="ru" fo:country="RU" fo:font-weight="normal" officeooo:rsid="0199bc0a" officeooo:paragraph-rsid="019d90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1" fo:font-size="10pt" fo:language="ru" fo:country="RU" fo:font-weight="normal" officeooo:rsid="01a01687" officeooo:paragraph-rsid="01a20a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6" style:family="paragraph" style:parent-style-name="Standard">
      <style:paragraph-properties fo:margin-left="0cm" fo:margin-right="0cm" fo:text-indent="0cm" style:auto-text-indent="false"/>
      <style:text-properties style:font-name="Calibri1" fo:font-size="6pt" fo:language="en" fo:country="US" fo:font-weight="normal" officeooo:rsid="0029fd82" officeooo:paragraph-rsid="017e9b3b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P1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1" fo:font-size="6pt" fo:language="ru" fo:country="RU" fo:font-weight="normal" officeooo:rsid="01a01687" officeooo:paragraph-rsid="01a20ac1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P128" style:family="paragraph" style:parent-style-name="Standard">
      <style:paragraph-properties fo:margin-left="0cm" fo:margin-right="0cm" fo:text-indent="0cm" style:auto-text-indent="false"/>
      <style:text-properties style:font-name="Calibri1" fo:font-size="6pt" fo:language="ru" fo:country="RU" fo:font-weight="bold" officeooo:rsid="01978e87" officeooo:paragraph-rsid="01978e87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129" style:family="paragraph" style:parent-style-name="Standard">
      <style:paragraph-properties fo:margin-left="0cm" fo:margin-right="0cm" fo:text-indent="0cm" style:auto-text-indent="false"/>
      <style:text-properties fo:color="#000000" style:font-name="Calibri1" fo:font-size="10pt" fo:language="en" fo:country="US" fo:font-weight="normal" officeooo:rsid="018ba286" officeooo:paragraph-rsid="01911e2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0" style:family="paragraph" style:parent-style-name="Standard">
      <style:paragraph-properties fo:margin-left="0cm" fo:margin-right="0cm" fo:text-indent="0cm" style:auto-text-indent="false"/>
      <style:text-properties fo:color="#000000" style:font-name="Calibri1" fo:font-size="10pt" fo:language="en" fo:country="US" fo:font-weight="normal" officeooo:rsid="018ba286" officeooo:paragraph-rsid="02127be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1" style:family="paragraph" style:parent-style-name="Standard">
      <style:paragraph-properties fo:margin-left="0cm" fo:margin-right="0cm" fo:text-indent="0cm" style:auto-text-indent="false"/>
      <style:text-properties fo:color="#000000" style:font-name="Calibri1" fo:font-size="10pt" fo:language="en" fo:country="US" fo:font-weight="normal" officeooo:rsid="01966e52" officeooo:paragraph-rsid="01966e5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2" style:family="paragraph" style:parent-style-name="Standard">
      <style:paragraph-properties fo:margin-left="0cm" fo:margin-right="0cm" fo:text-indent="0cm" style:auto-text-indent="false"/>
      <style:text-properties fo:color="#000000" style:font-name="Calibri1" fo:font-size="10pt" fo:language="en" fo:country="US" fo:font-weight="normal" officeooo:rsid="01966e52" officeooo:paragraph-rsid="02127be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3" style:family="paragraph" style:parent-style-name="Standard">
      <style:paragraph-properties fo:margin-left="0cm" fo:margin-right="0cm" fo:text-indent="0cm" style:auto-text-indent="false"/>
      <style:text-properties fo:color="#a3238e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547a62" officeooo:paragraph-rsid="01791924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margin-left="0cm" fo:margin-right="0cm" fo:text-indent="0cm" style:auto-text-indent="false"/>
      <style:text-properties style:font-name="Calibri" fo:font-size="10pt" fo:language="zxx" fo:country="none" officeooo:rsid="01658ce0" officeooo:paragraph-rsid="0176ec5b" style:font-size-asian="8.75pt" style:language-asian="zxx" style:country-asian="none" style:font-size-complex="10pt" style:language-complex="zxx" style:country-complex="none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a5f3e0" officeooo:paragraph-rsid="01ad3a59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ac82e9" officeooo:paragraph-rsid="01ad3a59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b33796" officeooo:paragraph-rsid="01b33796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b33796" officeooo:paragraph-rsid="01ba5a2e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ba5a2e" officeooo:paragraph-rsid="01ba5a2e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ba5a2e" officeooo:paragraph-rsid="01be7422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ba5a2e" officeooo:paragraph-rsid="01c4a23c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bd4108" officeooo:paragraph-rsid="01bd4108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ccb2ac" officeooo:paragraph-rsid="01ccb2ac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ccb2ac" officeooo:paragraph-rsid="01cce085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d9da92" officeooo:paragraph-rsid="01d78567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db1ff3" officeooo:paragraph-rsid="01db1ff3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e43838" officeooo:paragraph-rsid="01e43838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e61242" officeooo:paragraph-rsid="01e61242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e90721" officeooo:paragraph-rsid="01e90721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ec732e" officeooo:paragraph-rsid="01ec732e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ec732e" officeooo:paragraph-rsid="01f09f9c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f09f9c" officeooo:paragraph-rsid="01f09f9c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f3af63" officeooo:paragraph-rsid="01f3af63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f55140" officeooo:paragraph-rsid="01f55140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f8fc29" officeooo:paragraph-rsid="01f8fc29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fc6761" officeooo:paragraph-rsid="01fc6761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ffeee0" officeooo:paragraph-rsid="01ffeee0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20147b0" officeooo:paragraph-rsid="020147b0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2033a2a" officeooo:paragraph-rsid="02033a2a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206af0a" officeooo:paragraph-rsid="0206af0a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20afbba" officeooo:paragraph-rsid="020afbba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21a1997" officeooo:paragraph-rsid="021a1997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2254b23" officeooo:paragraph-rsid="02254b23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b14f84" officeooo:paragraph-rsid="01b14f84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b28155" officeooo:paragraph-rsid="01ba5a2e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ba5a2e" officeooo:paragraph-rsid="01ba5a2e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bd8d04" officeooo:paragraph-rsid="01bd8d04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cb1829" officeooo:paragraph-rsid="01cb1829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e43838" officeooo:paragraph-rsid="01e43838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e7ace7" officeooo:paragraph-rsid="01e7ace7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f00b1c" officeooo:paragraph-rsid="01f00b1c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f329ba" officeooo:paragraph-rsid="01f329ba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f7c97a" officeooo:paragraph-rsid="01f7c97a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1fe3ad1" officeooo:paragraph-rsid="01fe3ad1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219ff3f" officeooo:paragraph-rsid="0219ff3f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2254b23" officeooo:paragraph-rsid="02254b23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d9da92" officeooo:paragraph-rsid="01d78567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d7f5d0" officeooo:paragraph-rsid="01d78567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daa600" officeooo:paragraph-rsid="01daa600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dcb9af" officeooo:paragraph-rsid="01dcb9af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1df7127" officeooo:paragraph-rsid="01df7127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bold" officeooo:rsid="01d8713b" officeooo:paragraph-rsid="01d8713b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bold" officeooo:rsid="01d8af60" officeooo:paragraph-rsid="01d8af60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ru" fo:country="RU" fo:font-style="normal" fo:text-shadow="none" style:text-underline-style="none" fo:font-weight="bold" officeooo:rsid="01df5a6a" officeooo:paragraph-rsid="01df5a6a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normal" officeooo:rsid="01ad3a59" officeooo:paragraph-rsid="01ad3a59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normal" officeooo:rsid="01ba5a2e" officeooo:paragraph-rsid="01be7422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normal" officeooo:rsid="01e90721" officeooo:paragraph-rsid="01e90721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normal" officeooo:rsid="01f55140" officeooo:paragraph-rsid="01f55140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normal" officeooo:rsid="01fc6761" officeooo:paragraph-rsid="01fc6761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normal" officeooo:rsid="020afbba" officeooo:paragraph-rsid="020afbba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normal" officeooo:rsid="01db1ff3" officeooo:paragraph-rsid="01db1ff3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bold" officeooo:rsid="01b14f84" officeooo:paragraph-rsid="01b14f84" style:font-size-asian="5.25pt" style:language-asian="zxx" style:country-asian="none" style:font-style-asian="normal" style:font-weight-asian="bold" style:font-size-complex="6pt" style:language-complex="zxx" style:country-complex="none" style:font-style-complex="normal" style:font-weight-complex="bold" style:text-overline-style="none" style:text-overline-color="font-color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ru" fo:country="RU" fo:font-style="normal" fo:text-shadow="none" style:text-underline-style="none" fo:font-weight="normal" officeooo:rsid="01d8713b" officeooo:paragraph-rsid="01d8713b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en" fo:country="US" fo:font-style="normal" fo:text-shadow="none" style:text-underline-style="none" fo:font-weight="normal" officeooo:rsid="01e2ad29" officeooo:paragraph-rsid="01d78567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8pt" fo:language="zxx" fo:country="none" fo:font-style="normal" fo:text-shadow="none" style:text-underline-style="none" fo:font-weight="normal" officeooo:rsid="02254b23" officeooo:paragraph-rsid="02254b2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officeooo:paragraph-rsid="01ad3a59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2254b23" officeooo:paragraph-rsid="02254b23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bold" officeooo:rsid="02254b23" officeooo:paragraph-rsid="0226af7b" style:font-size-asian="8.75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normal" officeooo:rsid="02254b23" officeooo:paragraph-rsid="02254b23" style:font-size-asian="5.25pt" style:language-asian="zxx" style:country-asian="none" style:font-style-asian="normal" style:font-weight-asian="normal" style:font-size-complex="6pt" style:language-complex="zxx" style:country-complex="none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6pt" fo:language="zxx" fo:country="none" fo:font-style="normal" fo:text-shadow="none" style:text-underline-style="none" fo:font-weight="bold" officeooo:rsid="02254b23" officeooo:paragraph-rsid="02254b23" style:font-size-asian="5.25pt" style:language-asian="zxx" style:country-asian="none" style:font-style-asian="normal" style:font-weight-asian="bold" style:font-size-complex="6pt" style:language-complex="zxx" style:country-complex="none" style:font-style-complex="normal" style:font-weight-complex="bold" style:text-overline-style="none" style:text-overline-color="font-color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24cm"/>
        </style:tab-stops>
      </style:paragraph-properties>
      <style:text-properties fo:color="#000000" style:text-outline="false" style:text-line-through-style="none" style:text-line-through-type="none" style:font-name="Calibri1" fo:font-size="8pt" fo:language="zxx" fo:country="none" fo:font-style="normal" fo:text-shadow="none" style:text-underline-style="none" fo:font-weight="normal" officeooo:rsid="02254b23" officeooo:paragraph-rsid="02254b2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02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ad20"/>
    </style:style>
    <style:style style:name="T3" style:family="text">
      <style:text-properties fo:language="en" fo:country="US" officeooo:rsid="01192961"/>
    </style:style>
    <style:style style:name="T4" style:family="text">
      <style:text-properties fo:language="en" fo:country="US" officeooo:rsid="00275e48"/>
    </style:style>
    <style:style style:name="T5" style:family="text">
      <style:text-properties fo:language="en" fo:country="US" officeooo:rsid="002316df"/>
    </style:style>
    <style:style style:name="T6" style:family="text">
      <style:text-properties fo:language="en" fo:country="US" officeooo:rsid="01a20ac1"/>
    </style:style>
    <style:style style:name="T7" style:family="text">
      <style:text-properties fo:language="en" fo:country="US" officeooo:rsid="002a59dd"/>
    </style:style>
    <style:style style:name="T8" style:family="text">
      <style:text-properties fo:language="en" fo:country="US" officeooo:rsid="01e03387"/>
    </style:style>
    <style:style style:name="T9" style:family="text">
      <style:text-properties fo:language="en" fo:country="US" officeooo:rsid="01e2ad29"/>
    </style:style>
    <style:style style:name="T10" style:family="text">
      <style:text-properties style:font-name="Calibri1"/>
    </style:style>
    <style:style style:name="T11" style:family="text">
      <style:text-properties style:font-name="Calibri1" officeooo:rsid="01109008"/>
    </style:style>
    <style:style style:name="T12" style:family="text">
      <style:text-properties style:font-name="Calibri1" officeooo:rsid="013ae351"/>
    </style:style>
    <style:style style:name="T13" style:family="text">
      <style:text-properties officeooo:rsid="01109008"/>
    </style:style>
    <style:style style:name="T14" style:family="text">
      <style:text-properties officeooo:rsid="0114ee3c"/>
    </style:style>
    <style:style style:name="T15" style:family="text">
      <style:text-properties officeooo:rsid="01192961"/>
    </style:style>
    <style:style style:name="T16" style:family="text">
      <style:text-properties officeooo:rsid="012127a4"/>
    </style:style>
    <style:style style:name="T17" style:family="text">
      <style:text-properties officeooo:rsid="012a1d43"/>
    </style:style>
    <style:style style:name="T18" style:family="text">
      <style:text-properties officeooo:rsid="012bef90"/>
    </style:style>
    <style:style style:name="T19" style:family="text">
      <style:text-properties officeooo:rsid="013ae351"/>
    </style:style>
    <style:style style:name="T20" style:family="text">
      <style:text-properties officeooo:rsid="013c9e9f"/>
    </style:style>
    <style:style style:name="T21" style:family="text">
      <style:text-properties officeooo:rsid="0141430d"/>
    </style:style>
    <style:style style:name="T22" style:family="text">
      <style:text-properties officeooo:rsid="01432d70"/>
    </style:style>
    <style:style style:name="T23" style:family="text">
      <style:text-properties officeooo:rsid="0144df2f"/>
    </style:style>
    <style:style style:name="T24" style:family="text">
      <style:text-properties officeooo:rsid="014658e1"/>
    </style:style>
    <style:style style:name="T25" style:family="text">
      <style:text-properties officeooo:rsid="01470211"/>
    </style:style>
    <style:style style:name="T26" style:family="text">
      <style:text-properties officeooo:rsid="01485280"/>
    </style:style>
    <style:style style:name="T27" style:family="text">
      <style:text-properties fo:language="zxx" fo:country="none"/>
    </style:style>
    <style:style style:name="T28" style:family="text">
      <style:text-properties fo:language="zxx" fo:country="none" officeooo:rsid="01791924" style:language-asian="zxx" style:country-asian="none" style:language-complex="zxx" style:country-complex="none"/>
    </style:style>
    <style:style style:name="T29" style:family="text">
      <style:text-properties fo:language="zxx" fo:country="none" officeooo:rsid="0005bdef"/>
    </style:style>
    <style:style style:name="T30" style:family="text">
      <style:text-properties officeooo:rsid="015246d0"/>
    </style:style>
    <style:style style:name="T31" style:family="text">
      <style:text-properties officeooo:rsid="015b1547"/>
    </style:style>
    <style:style style:name="T32" style:family="text">
      <style:text-properties officeooo:rsid="01605039"/>
    </style:style>
    <style:style style:name="T33" style:family="text">
      <style:text-properties officeooo:rsid="0005bb25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05bb25"/>
    </style:style>
    <style:style style:name="T36" style:family="text">
      <style:text-properties fo:language="ru" fo:country="RU" officeooo:rsid="0005bdef"/>
    </style:style>
    <style:style style:name="T37" style:family="text">
      <style:text-properties fo:language="ru" fo:country="RU" officeooo:rsid="00078382"/>
    </style:style>
    <style:style style:name="T38" style:family="text">
      <style:text-properties fo:language="ru" fo:country="RU" officeooo:rsid="000b858d"/>
    </style:style>
    <style:style style:name="T39" style:family="text">
      <style:text-properties fo:language="ru" fo:country="RU" officeooo:rsid="0178a055"/>
    </style:style>
    <style:style style:name="T40" style:family="text">
      <style:text-properties fo:language="ru" fo:country="RU" officeooo:rsid="0009e71f"/>
    </style:style>
    <style:style style:name="T41" style:family="text">
      <style:text-properties fo:language="ru" fo:country="RU" officeooo:rsid="000a89d1"/>
    </style:style>
    <style:style style:name="T42" style:family="text">
      <style:text-properties fo:language="ru" fo:country="RU" officeooo:rsid="01791924" style:language-asian="zxx" style:country-asian="none" style:language-complex="zxx" style:country-complex="none"/>
    </style:style>
    <style:style style:name="T43" style:family="text">
      <style:text-properties fo:language="ru" fo:country="RU" officeooo:rsid="000a89d1" style:language-asian="zxx" style:country-asian="none" style:language-complex="zxx" style:country-complex="none"/>
    </style:style>
    <style:style style:name="T44" style:family="text">
      <style:text-properties fo:language="ru" fo:country="RU" officeooo:rsid="017aee55" style:language-asian="zxx" style:country-asian="none" style:language-complex="zxx" style:country-complex="none"/>
    </style:style>
    <style:style style:name="T45" style:family="text">
      <style:text-properties fo:language="ru" fo:country="RU" officeooo:rsid="017aee55"/>
    </style:style>
    <style:style style:name="T46" style:family="text">
      <style:text-properties fo:language="ru" fo:country="RU" officeooo:rsid="0021db10"/>
    </style:style>
    <style:style style:name="T47" style:family="text">
      <style:text-properties fo:language="ru" fo:country="RU" officeooo:rsid="0012aa8f"/>
    </style:style>
    <style:style style:name="T48" style:family="text">
      <style:text-properties fo:language="ru" fo:country="RU" officeooo:rsid="001aa533"/>
    </style:style>
    <style:style style:name="T49" style:family="text">
      <style:text-properties fo:language="ru" fo:country="RU" officeooo:rsid="0030e681"/>
    </style:style>
    <style:style style:name="T50" style:family="text">
      <style:text-properties fo:language="ru" fo:country="RU" officeooo:rsid="0017412e"/>
    </style:style>
    <style:style style:name="T51" style:family="text">
      <style:text-properties fo:language="ru" fo:country="RU" fo:font-weight="normal" style:font-weight-asian="normal" style:font-weight-complex="normal"/>
    </style:style>
    <style:style style:name="T52" style:family="text">
      <style:text-properties fo:language="ru" fo:country="RU" fo:font-weight="normal" officeooo:rsid="00116dbb" style:font-weight-asian="normal" style:font-weight-complex="normal"/>
    </style:style>
    <style:style style:name="T53" style:family="text">
      <style:text-properties fo:language="ru" fo:country="RU" officeooo:rsid="00116dbb"/>
    </style:style>
    <style:style style:name="T54" style:family="text">
      <style:text-properties fo:language="ru" fo:country="RU" officeooo:rsid="00275e48"/>
    </style:style>
    <style:style style:name="T55" style:family="text">
      <style:text-properties fo:language="ru" fo:country="RU" officeooo:rsid="002d89c1"/>
    </style:style>
    <style:style style:name="T56" style:family="text">
      <style:text-properties fo:language="ru" fo:country="RU" officeooo:rsid="002eae85"/>
    </style:style>
    <style:style style:name="T57" style:family="text">
      <style:text-properties fo:language="ru" fo:country="RU" officeooo:rsid="017fabb1"/>
    </style:style>
    <style:style style:name="T58" style:family="text">
      <style:text-properties fo:language="ru" fo:country="RU" officeooo:rsid="019054b6"/>
    </style:style>
    <style:style style:name="T59" style:family="text">
      <style:text-properties fo:language="ru" fo:country="RU" officeooo:rsid="01911e27"/>
    </style:style>
    <style:style style:name="T60" style:family="text">
      <style:text-properties fo:language="ru" fo:country="RU" officeooo:rsid="02127be6"/>
    </style:style>
    <style:style style:name="T61" style:family="text">
      <style:text-properties fo:language="ru" fo:country="RU" officeooo:rsid="021572e8"/>
    </style:style>
    <style:style style:name="T62" style:family="text">
      <style:text-properties fo:language="ru" fo:country="RU" officeooo:rsid="0215d6b3"/>
    </style:style>
    <style:style style:name="T63" style:family="text">
      <style:text-properties officeooo:rsid="0005bdef"/>
    </style:style>
    <style:style style:name="T64" style:family="text">
      <style:text-properties fo:language="en" fo:country="GB" officeooo:rsid="000a89d1" style:language-asian="zxx" style:country-asian="none" style:language-complex="zxx" style:country-complex="none"/>
    </style:style>
    <style:style style:name="T65" style:family="text">
      <style:text-properties officeooo:rsid="000b858d"/>
    </style:style>
    <style:style style:name="T66" style:family="text">
      <style:text-properties officeooo:rsid="00325cd1"/>
    </style:style>
    <style:style style:name="T67" style:family="text">
      <style:text-properties officeooo:rsid="017ad427"/>
    </style:style>
    <style:style style:name="T68" style:family="text">
      <style:text-properties officeooo:rsid="001aa533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1b33796" style:font-weight-asian="normal" style:font-weight-complex="normal"/>
    </style:style>
    <style:style style:name="T71" style:family="text">
      <style:text-properties officeooo:rsid="00116dbb"/>
    </style:style>
    <style:style style:name="T72" style:family="text">
      <style:text-properties officeooo:rsid="0012aa8f"/>
    </style:style>
    <style:style style:name="T73" style:family="text">
      <style:text-properties officeooo:rsid="000a89d1"/>
    </style:style>
    <style:style style:name="T74" style:family="text">
      <style:text-properties officeooo:rsid="002a59dd"/>
    </style:style>
    <style:style style:name="T75" style:family="text">
      <style:text-properties officeooo:rsid="002316df"/>
    </style:style>
    <style:style style:name="T76" style:family="text">
      <style:text-properties officeooo:rsid="002eae85"/>
    </style:style>
    <style:style style:name="T77" style:family="text">
      <style:text-properties officeooo:rsid="01839f7f"/>
    </style:style>
    <style:style style:name="T78" style:family="text">
      <style:text-properties officeooo:rsid="01859e8e"/>
    </style:style>
    <style:style style:name="T79" style:family="text">
      <style:text-properties fo:color="#21409a"/>
    </style:style>
    <style:style style:name="T80" style:family="text">
      <style:text-properties fo:color="#21409a" officeooo:rsid="01ac82e9"/>
    </style:style>
    <style:style style:name="T81" style:family="text">
      <style:text-properties fo:color="#21409a" officeooo:rsid="01ad3a59"/>
    </style:style>
    <style:style style:name="T82" style:family="text">
      <style:text-properties fo:color="#21409a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ac82e9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83" style:family="text">
      <style:text-properties fo:color="#21409a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ad3a59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fo:color="#21409a" officeooo:rsid="01ccb2ac"/>
    </style:style>
    <style:style style:name="T85" style:family="text">
      <style:text-properties fo:color="#a3238e"/>
    </style:style>
    <style:style style:name="T86" style:family="text">
      <style:text-properties fo:color="#a3238e" officeooo:rsid="019054b6"/>
    </style:style>
    <style:style style:name="T87" style:family="text">
      <style:text-properties fo:color="#a3238e" officeooo:rsid="01ac82e9"/>
    </style:style>
    <style:style style:name="T88" style:family="text">
      <style:text-properties fo:color="#a3238e" fo:language="zxx" fo:country="none"/>
    </style:style>
    <style:style style:name="T89" style:family="text">
      <style:text-properties fo:color="#a3238e" fo:language="zxx" fo:country="none" officeooo:rsid="01547a62"/>
    </style:style>
    <style:style style:name="T90" style:family="text">
      <style:text-properties fo:color="#a3238e" fo:language="en" fo:country="GB"/>
    </style:style>
    <style:style style:name="T91" style:family="text">
      <style:text-properties fo:color="#a3238e" officeooo:rsid="01b33796"/>
    </style:style>
    <style:style style:name="T92" style:family="text">
      <style:text-properties fo:color="#a3238e" officeooo:rsid="01be7422"/>
    </style:style>
    <style:style style:name="T93" style:family="text">
      <style:text-properties fo:color="#a3238e" fo:background-color="#fff200" loext:char-shading-value="0"/>
    </style:style>
    <style:style style:name="T94" style:family="text">
      <style:text-properties fo:color="#a3238e" officeooo:rsid="01ccb2ac"/>
    </style:style>
    <style:style style:name="T95" style:family="text">
      <style:text-properties fo:color="#a3238e" style:text-outline="false" style:text-line-through-style="none" style:text-line-through-type="none" style:font-name="Calibri1" fo:font-size="10pt" fo:font-style="normal" fo:text-shadow="none" style:text-underline-style="none" fo:font-weight="normal" officeooo:rsid="01547a62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6" style:family="text">
      <style:text-properties fo:color="#a3238e" style:text-outline="false" style:text-line-through-style="none" style:text-line-through-type="none" style:font-name="Calibri1" fo:language="zxx" fo:country="none" fo:font-style="normal" fo:text-shadow="none" style:text-underline-style="none" fo:font-weight="normal" officeooo:rsid="01547a62" style:language-asian="zxx" style:country-asian="none" style:font-style-asian="normal" style:font-weight-asian="normal" style:language-complex="zxx" style:country-complex="none" style:font-style-complex="normal" style:font-weight-complex="normal" style:text-overline-style="none" style:text-overline-color="font-color"/>
    </style:style>
    <style:style style:name="T97" style:family="text">
      <style:text-properties fo:color="#a3238e" style:text-outline="false" style:text-line-through-style="none" style:text-line-through-type="none" style:font-name="Calibri1" fo:font-style="normal" fo:text-shadow="none" style:text-underline-style="none" fo:font-weight="normal" officeooo:rsid="01547a62" style:font-style-asian="normal" style:font-weight-asian="normal" style:font-style-complex="normal" style:font-weight-complex="normal" style:text-overline-style="none" style:text-overline-color="font-color"/>
    </style:style>
    <style:style style:name="T98" style:family="text">
      <style:text-properties fo:color="#a3238e" style:text-outline="false" style:text-line-through-style="none" style:text-line-through-type="none" fo:language="zxx" fo:country="none" fo:font-style="normal" fo:text-shadow="none" style:text-underline-style="none" fo:font-weight="normal" officeooo:rsid="01547a62" style:language-asian="zxx" style:country-asian="none" style:font-style-asian="normal" style:font-weight-asian="normal" style:language-complex="zxx" style:country-complex="none" style:font-style-complex="normal" style:font-weight-complex="normal" style:text-overline-style="none" style:text-overline-color="font-color"/>
    </style:style>
    <style:style style:name="T99" style:family="text">
      <style:text-properties fo:color="#a3238e" style:text-outline="false" style:text-line-through-style="none" style:text-line-through-type="none" fo:language="zxx" fo:country="none" fo:font-style="normal" fo:text-shadow="none" style:text-underline-style="none" fo:font-weight="normal" officeooo:rsid="01547a62" style:font-size-asian="8.75pt" style:font-style-asian="normal" style:font-weight-asian="normal" style:font-style-complex="normal" style:font-weight-complex="normal" style:text-overline-style="none" style:text-overline-color="font-color"/>
    </style:style>
    <style:style style:name="T100" style:family="text">
      <style:text-properties fo:color="#a3238e" style:text-outline="false" style:text-line-through-style="none" style:text-line-through-type="none" fo:language="zxx" fo:country="none" fo:font-style="normal" fo:text-shadow="none" style:text-underline-style="none" fo:font-weight="normal" officeooo:rsid="01547a62" style:font-size-asian="8.75pt" style:language-asian="zxx" style:country-asian="none" style:font-style-asian="normal" style:font-weight-asian="normal" style:language-complex="zxx" style:country-complex="none" style:font-style-complex="normal" style:font-weight-complex="normal" style:text-overline-style="none" style:text-overline-color="font-color"/>
    </style:style>
    <style:style style:name="T101" style:family="text">
      <style:text-properties fo:color="#a3238e" style:text-outline="false" style:text-line-through-style="none" style:text-line-through-type="none" fo:language="zxx" fo:country="none" fo:font-style="normal" fo:text-shadow="none" style:text-underline-style="none" officeooo:rsid="01547a62" style:font-size-asian="8.75pt" style:font-style-asian="normal" style:font-style-complex="normal" style:text-overline-style="none" style:text-overline-color="font-color"/>
    </style:style>
    <style:style style:name="T102" style:family="text">
      <style:text-properties officeooo:rsid="019054b6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style:text-underline-style="solid" style:text-underline-width="auto" style:text-underline-color="font-color" officeooo:rsid="019d9026"/>
    </style:style>
    <style:style style:name="T105" style:family="text">
      <style:text-properties officeooo:rsid="019d9026"/>
    </style:style>
    <style:style style:name="T106" style:family="text">
      <style:text-properties officeooo:rsid="019d9374"/>
    </style:style>
    <style:style style:name="T107" style:family="text">
      <style:text-properties officeooo:rsid="01a20ac1"/>
    </style:style>
    <style:style style:name="T108" style:family="text">
      <style:text-properties officeooo:rsid="01ac82e9"/>
    </style:style>
    <style:style style:name="T109" style:family="text">
      <style:text-properties fo:color="#000000" style:text-outline="false" style:text-line-through-style="none" style:text-line-through-type="none" style:font-name="Calibri1" fo:font-size="10pt" fo:language="zxx" fo:country="none" fo:font-style="normal" fo:text-shadow="none" style:text-underline-style="none" fo:font-weight="normal" officeooo:rsid="01ad3a59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officeooo:rsid="01b26ca1"/>
    </style:style>
    <style:style style:name="T112" style:family="text">
      <style:text-properties officeooo:rsid="01b33796"/>
    </style:style>
    <style:style style:name="T113" style:family="text">
      <style:text-properties officeooo:rsid="01b74663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officeooo:rsid="01df7127" style:font-style-asian="italic" style:font-style-complex="italic"/>
    </style:style>
    <style:style style:name="T116" style:family="text">
      <style:text-properties officeooo:rsid="01be7422"/>
    </style:style>
    <style:style style:name="T117" style:family="text">
      <style:text-properties officeooo:rsid="01cce085"/>
    </style:style>
    <style:style style:name="T118" style:family="text">
      <style:text-properties fo:background-color="#fff200" loext:char-shading-value="0"/>
    </style:style>
    <style:style style:name="T119" style:family="text">
      <style:text-properties fo:font-size="9pt" officeooo:rsid="01d4d6c7" fo:background-color="#fff200" loext:char-shading-value="0" style:font-size-asian="9pt" style:font-size-complex="9pt"/>
    </style:style>
    <style:style style:name="T120" style:family="text">
      <style:text-properties officeooo:rsid="01e1c7b4"/>
    </style:style>
    <style:style style:name="T121" style:family="text">
      <style:text-properties officeooo:rsid="01e2ad29"/>
    </style:style>
    <style:style style:name="T122" style:family="text">
      <style:text-properties officeooo:rsid="01e6ff84"/>
    </style:style>
    <style:style style:name="T123" style:family="text">
      <style:text-properties officeooo:rsid="01dce085"/>
    </style:style>
    <style:style style:name="T124" style:family="text">
      <style:text-properties officeooo:rsid="01e56690"/>
    </style:style>
    <style:style style:name="T125" style:family="text">
      <style:text-properties officeooo:rsid="01d78567"/>
    </style:style>
    <style:style style:name="T126" style:family="text">
      <style:text-properties officeooo:rsid="01de1b17"/>
    </style:style>
    <style:style style:name="T127" style:family="text">
      <style:text-properties officeooo:rsid="01e18ce3"/>
    </style:style>
    <style:style style:name="T128" style:family="text">
      <style:text-properties officeooo:rsid="01e90721"/>
    </style:style>
    <style:style style:name="T129" style:family="text">
      <style:text-properties officeooo:rsid="01ec732e"/>
    </style:style>
    <style:style style:name="T130" style:family="text">
      <style:text-properties officeooo:rsid="01f92327"/>
    </style:style>
    <style:style style:name="T131" style:family="text">
      <style:text-properties officeooo:rsid="01ffeee0"/>
    </style:style>
    <style:style style:name="T132" style:family="text">
      <style:text-properties officeooo:rsid="02080258"/>
    </style:style>
    <style:style style:name="T133" style:family="text">
      <style:text-properties officeooo:rsid="020a219a"/>
    </style:style>
    <style:style style:name="T134" style:family="text">
      <style:text-properties officeooo:rsid="02217ae9"/>
    </style:style>
    <style:style style:name="T135" style:family="text">
      <style:text-properties officeooo:rsid="022273d4"/>
    </style:style>
    <style:style style:name="T136" style:family="text">
      <style:text-properties officeooo:rsid="0226af7b"/>
    </style:style>
    <style:style style:name="gr1" style:family="graphic">
      <style:graphic-properties draw:textarea-horizontal-align="justify" draw:textarea-vertical-align="middle" draw:auto-grow-height="false" fo:min-height="0.12cm" fo:min-width="2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5.687cm" fo:min-width="4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2.448cm" fo:min-width="3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Работа с postgreSQL <text:span text:style-name="T16">(пост-грес-кью-эль)</text:span></text:p>
      <text:p text:style-name="P55"/>
      <text:p text:style-name="P68"><text:span text:style-name="T2">1. </text:span><text:span text:style-name="T1">создание БД</text:span></text:p>
      <text:p text:style-name="P67"><text:span text:style-name="T89">CREATE</text:span> <text:span text:style-name="T89">DATABASE</text:span> name;</text:p>
      <text:p text:style-name="P58"/>
      <text:p text:style-name="P70">2. Подключение к базе данных (БД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office:value-type="string">
            <text:p text:style-name="P1">psql</text:p>
          </table:table-cell>
          <table:table-cell office:value-type="string">
            <text:p text:style-name="P3">-<text:span text:style-name="T15">h</text:span></text:p>
          </table:table-cell>
          <table:table-cell office:value-type="string">
            <text:p text:style-name="P1">host</text:p>
          </table:table-cell>
          <table:table-cell office:value-type="string">
            <text:p text:style-name="P1">bd_name</text:p>
          </table:table-cell>
          <table:table-cell office:value-type="string">
            <text:p text:style-name="P1">user_name</text:p>
          </table:table-cell>
        </table:table-row>
      </table:table>
      <text:p text:style-name="P57"/>
      <text:p text:style-name="P68"><text:span text:style-name="T3">3</text:span><text:span text:style-name="T1">. Создание таблицы</text:span></text:p>
      <text:p text:style-name="P69"><text:span text:style-name="T89">CREATE</text:span> <text:span text:style-name="T89">TABLE</text:span> t_name (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44">column_name</text:p>
          </table:table-cell>
          <table:table-cell table:style-name="Таблица1.A1" office:value-type="string">
            <text:p text:style-name="P44">ТИП ДАННЫХ</text:p>
          </table:table-cell>
          <table:table-cell table:style-name="Таблица1.A1" office:value-type="string">
            <text:p text:style-name="P44"><text:span text:style-name="T98">NOT</text:span> <text:span text:style-name="T98">NULL</text:span></text:p>
          </table:table-cell>
          <table:table-cell table:style-name="Таблица1.A1" office:value-type="string">
            <text:p text:style-name="P53">DEFAULT</text:p>
          </table:table-cell>
          <table:table-cell table:style-name="Таблица1.A1" office:value-type="string">
            <text:p text:style-name="P44">default_value</text:p>
          </table:table-cell>
          <table:table-cell table:style-name="Таблица1.A1" office:value-type="string">
            <text:p text:style-name="P44"><text:s/>,</text:p>
          </table:table-cell>
        </table:table-row>
        <table:table-row table:style-name="Таблица1.2">
          <table:table-cell table:style-name="Таблица1.A1" office:value-type="string">
            <text:p text:style-name="P44">column2_name</text:p>
          </table:table-cell>
          <table:table-cell table:style-name="Таблица1.A1" office:value-type="string">
            <text:p text:style-name="P44">ТИП ДАННЫХ</text:p>
          </table:table-cell>
          <table:table-cell table:style-name="Таблица1.A1" office:value-type="string">
            <text:p text:style-name="P44"><text:span text:style-name="T98">NOT</text:span> <text:span text:style-name="T98">NULL</text:span></text:p>
          </table:table-cell>
          <table:table-cell table:style-name="Таблица1.A1" office:value-type="string">
            <text:p text:style-name="P53">DEFAULT</text:p>
          </table:table-cell>
          <table:table-cell table:style-name="Таблица1.A1" office:value-type="string">
            <text:p text:style-name="P44">default_value</text:p>
          </table:table-cell>
          <table:table-cell table:style-name="Таблица1.A1" office:value-type="string">
            <text:p text:style-name="P44"><text:s/>,</text:p>
          </table:table-cell>
        </table:table-row>
        <table:table-row>
          <table:table-cell table:style-name="Таблица1.A1" office:value-type="string">
            <text:p text:style-name="P48">обязательный</text:p>
          </table:table-cell>
          <table:table-cell table:style-name="Таблица1.A1" office:value-type="string">
            <text:p text:style-name="P48">обязательный</text:p>
          </table:table-cell>
          <table:table-cell table:style-name="Таблица1.A1" office:value-type="string">
            <text:p text:style-name="P48">не обязат.</text:p>
          </table:table-cell>
          <table:table-cell table:style-name="Таблица1.A1" table:number-columns-spanned="2" office:value-type="string">
            <text:p text:style-name="P50">не обяз<text:span text:style-name="T14">ательный</text:span></text:p>
          </table:table-cell>
          <table:covered-table-cell/>
          <table:table-cell table:style-name="Таблица1.A1" office:value-type="string">
            <text:p text:style-name="P44"/>
          </table:table-cell>
        </table:table-row>
        <table:table-row>
          <table:table-cell table:style-name="Таблица1.A1" table:number-columns-spanned="2" office:value-type="string">
            <text:p text:style-name="P52"><text:span text:style-name="T98">PRIMARY</text:span> <text:span text:style-name="T98">KEY</text:span> (column_name)</text:p>
          </table:table-cell>
          <table:covered-table-cell/>
          <table:table-cell table:style-name="Таблица1.A1" table:number-columns-spanned="3" office:value-type="string">
            <text:p text:style-name="P49">- <text:span text:style-name="T30">сделает колонку column_name первичным ключом</text:span></text:p>
          </table:table-cell>
          <table:covered-table-cell/>
          <table:covered-table-cell/>
          <table:table-cell table:style-name="Таблица1.A1" office:value-type="string">
            <text:p text:style-name="P44"/>
          </table:table-cell>
        </table:table-row>
      </table:table>
      <text:p text:style-name="P69">);</text:p>
      <text:p text:style-name="P61"><text:span text:style-name="T1">\d – </text:span>вывести существующие таблицы.</text:p>
      <text:p text:style-name="P64"><text:span text:style-name="T27">\d t_name</text:span> — вывести описание таблицы t_name.</text:p>
      <text:p text:style-name="P65"><text:span text:style-name="T88">SERIAL</text:span><text:span text:style-name="T27"> / </text:span><text:span text:style-name="T89">BIGSERIAL</text:span><text:span text:style-name="T27"> </text:span>— тип данных, инкрементирующий предыдущее значение.</text:p>
      <text:p text:style-name="P66"><text:span text:style-name="T90">AS</text:span> — ключевое слово, кот. направляет весь вывод команды SELECT в новую таблицу:</text:p>
      <text:p text:style-name="P71"><text:span text:style-name="T85">CREATE TABLE</text:span> t_name (</text:p>
      <text:p text:style-name="P71">id <text:span text:style-name="T85">SERIAL PRIMARY KEY</text:span>, prof <text:span text:style-name="T85">VARCHAR</text:span>(20)</text:p>
      <text:p text:style-name="P71">) <text:span text:style-name="T85">AS</text:span> <text:span text:style-name="T85">SELECT</text:span> col_name <text:span text:style-name="T85">FROM</text:span> my_table;</text:p>
      <text:p text:style-name="P59"/>
      <text:p text:style-name="P62">4. Удаление таблиц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office:value-type="string">
            <text:p text:style-name="P41">DROP</text:p>
          </table:table-cell>
          <table:table-cell office:value-type="string">
            <text:p text:style-name="P41">TABLE</text:p>
          </table:table-cell>
          <table:table-cell office:value-type="string">
            <text:p text:style-name="P4">t_name</text:p>
          </table:table-cell>
          <table:table-cell office:value-type="string">
            <text:p text:style-name="P2">;</text:p>
          </table:table-cell>
          <table:table-cell office:value-type="string">
            <text:p text:style-name="P2"/>
          </table:table-cell>
        </table:table-row>
      </table:table>
      <text:p text:style-name="P60"><text:span text:style-name="T1">\d – </text:span>вывести существующие таблицы.</text:p>
      <text:p text:style-name="P56"/>
      <text:p text:style-name="P63">5. Добавить запись в таблицу.</text:p>
      <text:p text:style-name="P63"><text:span text:style-name="T89">INSERT</text:span> <text:span text:style-name="T89">INTO</text:span> t_name (<text:span text:style-name="T13">column_name, column</text:span>2<text:span text:style-name="T13">_name</text:span>) <text:span text:style-name="T89">VALUES</text:span> (val1, val2);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5"/>
          </table:table-cell>
          <table:table-cell table:style-name="Таблица4.A1" office:value-type="string">
            <text:p text:style-name="P51">Колонки для вставки значений</text:p>
          </table:table-cell>
          <table:table-cell table:style-name="Таблица4.A1" office:value-type="string">
            <text:p text:style-name="P51">Значения</text:p>
          </table:table-cell>
        </table:table-row>
      </table:table>
      <text:p text:style-name="P75"/>
      <text:p text:style-name="P76">6. Взять запись из таблицы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office:value-type="string">
            <text:p text:style-name="P42">SELECT</text:p>
          </table:table-cell>
          <table:table-cell office:value-type="string">
            <text:p text:style-name="P15">какие колонки выводить</text:p>
          </table:table-cell>
          <table:table-cell office:value-type="string">
            <text:p text:style-name="P14"><text:span text:style-name="T96">FROM</text:span> t_name</text:p>
          </table:table-cell>
          <table:table-cell office:value-type="string">
            <text:p text:style-name="P16"><text:span text:style-name="T96">УСЛОВИЕ</text:span> <text:span text:style-name="T18">(не обязат.)</text:span> ;</text:p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13">* - <text:span text:style-name="T22">все колонки</text:span></text:p>
          </table:table-cell>
          <table:table-cell office:value-type="string">
            <text:p text:style-name="P20"/>
          </table:table-cell>
          <table:table-cell office:value-type="string">
            <text:p text:style-name="P37"><text:span text:style-name="T97">WHERE</text:span> id &gt;= 2;</text:p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46">col_name, col<text:span text:style-name="T17">2</text:span>_name</text:p>
          </table:table-cell>
          <table:table-cell office:value-type="string">
            <text:p text:style-name="P13"/>
          </table:table-cell>
          <table:table-cell office:value-type="string">
            <text:p text:style-name="P37"><text:span text:style-name="T97">LIMIT</text:span> 2<text:span text:style-name="T78">| LIMIT 2, 4 ;</text:span></text:p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46"/>
          </table:table-cell>
          <table:table-cell office:value-type="string">
            <text:p text:style-name="P13"/>
          </table:table-cell>
          <table:table-cell office:value-type="string">
            <text:p text:style-name="P38"><text:span text:style-name="T97">ORDER</text:span> <text:span text:style-name="T97">BY</text:span> <text:span text:style-name="T11">col_name </text:span><text:span text:style-name="T10">ASC</text:span></text:p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46"/>
          </table:table-cell>
          <table:table-cell office:value-type="string">
            <text:p text:style-name="P13"/>
          </table:table-cell>
          <table:table-cell office:value-type="string">
            <text:p text:style-name="P38"><text:span text:style-name="T97">ORDER</text:span> <text:span text:style-name="T97">BY</text:span> <text:span text:style-name="T11">col_name </text:span><text:span text:style-name="T10">DESC</text:span></text:p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46"/>
          </table:table-cell>
          <table:table-cell office:value-type="string">
            <text:p text:style-name="P13"/>
          </table:table-cell>
          <table:table-cell office:value-type="string">
            <text:p text:style-name="P27"><text:span text:style-name="T97">LIKE</text:span> '%im'</text:p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46"/>
          </table:table-cell>
          <table:table-cell office:value-type="string">
            <text:p text:style-name="P13"/>
          </table:table-cell>
          <table:table-cell office:value-type="string">
            <text:p text:style-name="P40"><text:span text:style-name="T95">WHERE</text:span> <text:span text:style-name="T95">BETWEEN</text:span> 3 <text:span text:style-name="T95">AND</text:span> 6</text:p>
          </table:table-cell>
        </table:table-row>
      </table:table>
      <text:p text:style-name="P91">Убрать дубликаты <text:span text:style-name="T67">при выдаче:</text:span></text:p>
      <text:p text:style-name="P87"><text:span text:style-name="T99">SELECT</text:span> <text:span text:style-name="T99">DISTINCT</text:span> column_name <text:span text:style-name="T99">FROM</text:span> t_name ;</text:p>
      <text:p text:style-name="P86"><text:span text:style-name="T99">SELECT</text:span> <text:span text:style-name="T99">COUNT</text:span>(<text:span text:style-name="T99">DISTINCT</text:span> <text:s/><text:span text:style-name="T66">column_name</text:span>) <text:span text:style-name="T99">FROM</text:span><text:span text:style-name="T66"> t_name ;</text:span></text:p>
      <text:p text:style-name="P82">Для объединения условий исп. <text:span text:style-name="T97">AND</text:span> или <text:span text:style-name="T97">OR</text:span>, например:</text:p>
      <text:p text:style-name="P25"><text:span text:style-name="T97">SELECT</text:span> <text:span text:style-name="T20">col_name </text:span><text:span text:style-name="T97">FROM</text:span><text:span text:style-name="T20"> t_name </text:span><text:span text:style-name="T97">WHERE</text:span><text:span text:style-name="T20"> column1 = 2 </text:span><text:span text:style-name="T97">AND</text:span><text:span text:style-name="T20"> <text:s/>column2 &lt; 3;</text:span></text:p>
      <text:p text:style-name="P26"><text:soft-page-break/><text:span text:style-name="T97">SELECT</text:span> <text:span text:style-name="T20">col_name </text:span><text:span text:style-name="T97">FROM</text:span><text:span text:style-name="T20"> t_name </text:span><text:span text:style-name="T97">WHERE</text:span><text:span text:style-name="T20"> column1 = 2 </text:span><text:span text:style-name="T97">OR</text:span><text:span text:style-name="T20"> <text:s/>column2 &lt; 3;</text:span></text:p>
      <text:p text:style-name="P36"><text:span text:style-name="T97">LIMIT</text:span> ограничит выдачу</text:p>
      <text:p text:style-name="P28"><text:span text:style-name="T97">LIKE</text:span> возвращает совпадения, % - любое количество неизвестных символов, _ <text:span text:style-name="T21">(нижнее подчеркивание) — любой один символ.</text:span> <text:span text:style-name="T97">LIKE</text:span> '%im' вернет все слова, заканчивающиеся на im. <text:span text:style-name="T97">LIKE</text:span> '%im%' - <text:span text:style-name="T135">можно и так.</text:span></text:p>
      <text:p text:style-name="P39"><text:span text:style-name="T95">WHERE</text:span> <text:span text:style-name="T95">BETWEEN</text:span> 3 <text:span text:style-name="T95">AND</text:span> 6 <text:span text:style-name="T23">== </text:span><text:span text:style-name="T95">WHERE</text:span> <text:span text:style-name="T23">col_name &gt;=</text:span> 3 <text:span text:style-name="T95">AND</text:span> <text:span text:style-name="T23">col_name &lt;= </text:span>6</text:p>
      <text:p text:style-name="P29"><text:span text:style-name="T25">Условие</text:span> <text:span text:style-name="T97">IS</text:span> <text:span text:style-name="T97">NULL</text:span> <text:span text:style-name="T24">(</text:span><text:span text:style-name="T97">WHERE</text:span><text:span text:style-name="T24"> col_name </text:span><text:span text:style-name="T97">IS</text:span><text:span text:style-name="T24"> </text:span><text:span text:style-name="T97">NULL</text:span><text:span text:style-name="T24">)</text:span>.</text:p>
      <text:p text:style-name="P30">Условие <text:span text:style-name="T97">IN</text:span> (<text:span text:style-name="T97">WHERE</text:span> col_name <text:span text:style-name="T97">IN</text:span> (12, 13, 14)) — используется вместо <text:span text:style-name="T97">OR</text:span>.</text:p>
      <text:p text:style-name="P30">Условие <text:span text:style-name="T97">NOT</text:span> с <text:span text:style-name="T97">IN</text:span> (<text:span text:style-name="T97">WHERE</text:span> col_name <text:span text:style-name="T97">NOT</text:span> <text:span text:style-name="T97">IN</text:span> (12, 13, 14));</text:p>
      <text:p text:style-name="P31">Условие <text:span text:style-name="T97">NOT</text:span> с <text:span text:style-name="T97">BETWEEN</text:span> и <text:span text:style-name="T97">LIKE</text:span> следует сразу после <text:span text:style-name="T97">WHERE</text:span> — </text:p>
      <text:p text:style-name="P31"><text:span text:style-name="T97">WHERE</text:span> <text:span text:style-name="T97">NOT</text:span> col_name <text:span text:style-name="T97">BETWEEN</text:span> 3 <text:span text:style-name="T97">AND</text:span> 6;</text:p>
      <text:p text:style-name="P32">Условие <text:span text:style-name="T97">NOT</text:span> с <text:span text:style-name="T97">AND</text:span> и <text:span text:style-name="T97">OR</text:span> записывается сразу после <text:s/><text:span text:style-name="T97">AND</text:span> или <text:span text:style-name="T97">OR</text:span> — </text:p>
      <text:p text:style-name="P31"><text:span text:style-name="T97">WHERE</text:span> <text:span text:style-name="T97">NOT</text:span> col_name <text:span text:style-name="T97">LIKE</text:span> '<text:span text:style-name="T26">A%' </text:span><text:span text:style-name="T97">AND</text:span><text:span text:style-name="T26"> </text:span><text:span text:style-name="T97">NOT</text:span><text:span text:style-name="T26"> col_name </text:span><text:span text:style-name="T97">LIKE</text:span><text:span text:style-name="T26"> </text:span>'<text:span text:style-name="T26">B%'</text:span>;</text:p>
      <text:p text:style-name="P83"/>
      <text:p text:style-name="P77">7. Изменение данных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office:value-type="string">
            <text:p text:style-name="P20"><text:span text:style-name="T96">UPDATE</text:span> t_name <text:span text:style-name="T96">SET</text:span></text:p>
          </table:table-cell>
          <table:table-cell office:value-type="string">
            <text:p text:style-name="P21">column_name = new_value</text:p>
          </table:table-cell>
          <table:table-cell office:value-type="string">
            <text:p text:style-name="P17"><text:span text:style-name="T96">УСЛОВИЕ</text:span> <text:span text:style-name="T18">(не обязат.)</text:span> ;</text:p>
          </table:table-cell>
        </table:table-row>
        <table:table-row>
          <table:table-cell table:number-columns-spanned="2" office:value-type="string">
            <text:p text:style-name="P47"><text:s text:c="16"/>col_name = value, col2_name = value</text:p>
          </table:table-cell>
          <table:covered-table-cell/>
          <table:table-cell office:value-type="string">
            <text:p text:style-name="P22"><text:span text:style-name="T96">WHERE</text:span> <text:s/><text:span text:style-name="T11">col</text:span><text:span text:style-name="T10">3</text:span><text:span text:style-name="T11">_name </text:span><text:span text:style-name="T10">= 1;</text:span></text:p>
          </table:table-cell>
        </table:table-row>
      </table:table>
      <text:p text:style-name="P80">Условия те же, что и в команде <text:span text:style-name="T96">SELECT</text:span>.</text:p>
      <text:p text:style-name="P84"/>
      <text:p text:style-name="P78">8. Удаление данных из таблицы.</text:p>
      <table:table table:name="Таблица7" table:style-name="Таблица7">
        <table:table-column table:style-name="Таблица7.A" table:number-columns-repeated="3"/>
        <table:table-row>
          <table:table-cell office:value-type="string">
            <text:p text:style-name="P23"><text:span text:style-name="T96">DELETE</text:span> <text:span text:style-name="T96">FROM</text:span> t_name</text:p>
          </table:table-cell>
          <table:table-cell office:value-type="string">
            <text:p text:style-name="P18"><text:span text:style-name="T96">УСЛОВИЕ</text:span> <text:span text:style-name="T18">(не обязат.)</text:span> ;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19"><text:span text:style-name="T96">WHERE</text:span> id &gt;= 2;</text:p>
          </table:table-cell>
          <table:table-cell office:value-type="string">
            <text:p text:style-name="P13"/>
          </table:table-cell>
        </table:table-row>
      </table:table>
      <text:p text:style-name="P79">Условия те же, что и в команде <text:span text:style-name="T96">SELECT</text:span>.</text:p>
      <text:p text:style-name="P85"/>
      <text:p text:style-name="P81">9. Сортировка выдачи данных.</text:p>
      <text:p text:style-name="P72">В postgreSQL запись, в которой производились изменения, перемещается в конец таблицы, что не обеспечивает порядок. Можно сделать сортировку выводимых данных.</text:p>
      <text:p text:style-name="P73">Нужно просто добавить <text:span text:style-name="T96">ORDER</text:span><text:span text:style-name="T19"> </text:span><text:span text:style-name="T96">BY</text:span><text:span text:style-name="T19"> </text:span><text:span text:style-name="T11">col_name </text:span><text:span text:style-name="T96">ASC</text:span><text:span text:style-name="T12"> </text:span><text:span text:style-name="T10">(сортировка по колонке </text:span><text:span text:style-name="T11">col_name </text:span><text:span text:style-name="T10">в натуральном порядке)</text:span><text:span text:style-name="T12"> </text:span><text:span text:style-name="T10">или </text:span><text:span text:style-name="T96">ORDER</text:span><text:span text:style-name="T19"> </text:span><text:span text:style-name="T96">BY</text:span><text:span text:style-name="T19"> </text:span><text:span text:style-name="T11">col_name </text:span><text:span text:style-name="T96">DESC</text:span><text:span text:style-name="T12"> </text:span><text:span text:style-name="T10">(сортировка по колонке </text:span><text:span text:style-name="T11">col_name </text:span><text:span text:style-name="T10">в обратном порядке порядке)</text:span><text:span text:style-name="T12"> </text:span><text:span text:style-name="T10">как условие для команды </text:span><text:span text:style-name="T96">SELECT</text:span><text:span text:style-name="T10">. Смотри пункт 6.</text:span></text:p>
      <text:p text:style-name="P74"/>
      <text:p text:style-name="P106">10. Изменение структуры существующей таблицы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Таблица8.1">
          <table:table-cell table:style-name="Таблица8.A1" table:number-columns-spanned="2" office:value-type="string">
            <text:p text:style-name="P33"><text:span text:style-name="T97">ALTER</text:span> <text:span text:style-name="T97">TABLE</text:span></text:p>
          </table:table-cell>
          <table:covered-table-cell/>
          <table:table-cell table:style-name="Таблица8.A1" table:number-columns-spanned="2" office:value-type="string">
            <text:p text:style-name="P33">t_name</text:p>
          </table:table-cell>
          <table:covered-table-cell/>
          <table:table-cell table:style-name="Таблица8.A1" office:value-type="string">
            <text:p text:style-name="P24"/>
          </table:table-cell>
          <table:table-cell table:style-name="Таблица8.A1" office:value-type="string">
            <text:p text:style-name="P24"/>
          </table:table-cell>
          <table:table-cell table:style-name="Таблица8.A1" office:value-type="string">
            <text:p text:style-name="P24"/>
          </table:table-cell>
        </table:table-row>
        <table:table-row>
          <table:table-cell table:style-name="Таблица8.A1" office:value-type="string">
            <text:p text:style-name="P43">ADD</text:p>
          </table:table-cell>
          <table:table-cell table:style-name="Таблица8.A1" table:number-columns-spanned="2" office:value-type="string">
            <text:p text:style-name="P43">COLUMN</text:p>
          </table:table-cell>
          <table:covered-table-cell/>
          <table:table-cell table:style-name="Таблица8.A1" office:value-type="string">
            <text:p text:style-name="P34">col_name</text:p>
          </table:table-cell>
          <table:table-cell table:style-name="Таблица8.A1" table:number-columns-spanned="3" office:value-type="string">
            <text:p text:style-name="P34"><text:span text:style-name="T31">тут</text:span> команда как при создании таблицы</text:p>
            <text:p text:style-name="P35">тип данных <text:span text:style-name="T97">NOT</text:span> <text:span text:style-name="T97">NULL</text:span> и т.д. ;</text:p>
          </table:table-cell>
          <table:covered-table-cell/>
          <table:covered-table-cell/>
        </table:table-row>
      </table:table>
      <text:p text:style-name="P134"><text:span text:style-name="T97">RENAME</text:span> <text:span text:style-name="T97">TO</text:span> <text:span text:style-name="T32">new_name ; - переименует таблицу</text:span></text:p>
      <text:p text:style-name="P111"><text:span text:style-name="T99">DROP</text:span> <text:span text:style-name="T99">COLUMN</text:span> column_name ; - удалит колонку</text:p>
      <text:p text:style-name="P107"><text:span text:style-name="T99">RENAME</text:span><text:span text:style-name="T33"> column_name </text:span><text:span text:style-name="T99">TO</text:span><text:span text:style-name="T33"> new_name ; - п</text:span><text:span text:style-name="T35">ереименовать колонку</text:span></text:p>
      <text:p text:style-name="P108"><text:span text:style-name="T99">ALTER</text:span><text:span text:style-name="T29"> </text:span><text:span text:style-name="T99">COLUMN</text:span><text:span text:style-name="T29"> col_name </text:span><text:span text:style-name="T99">SET</text:span><text:span text:style-name="T29"> </text:span><text:span text:style-name="T99">DATA</text:span><text:span text:style-name="T29"> </text:span><text:span text:style-name="T99">TYPE</text:span><text:span text:style-name="T36"> </text:span><text:span text:style-name="T37">НОВЫЙ ТИП ; - </text:span><text:span text:style-name="T39">и</text:span><text:span text:style-name="T36">зменить тип хранимых данных </text:span><text:span text:style-name="T65">(</text:span><text:span text:style-name="T99">DEFAULT</text:span><text:span text:style-name="T65"> </text:span><text:span text:style-name="T38">и </text:span><text:span text:style-name="T99">NULL</text:span><text:span text:style-name="T65">/</text:span><text:span text:style-name="T99">NOT</text:span><text:span text:style-name="T65"> </text:span><text:span text:style-name="T99">NULL</text:span><text:span text:style-name="T65"> </text:span><text:span text:style-name="T38">устанавливаются отдельно</text:span><text:span text:style-name="T65">)</text:span></text:p>
      <text:p text:style-name="P109"><text:span text:style-name="T99">ALTER</text:span><text:span text:style-name="T63"> </text:span><text:span text:style-name="T99">COLUMN</text:span><text:span text:style-name="T63"> col_name </text:span><text:span text:style-name="T99">SET</text:span><text:span text:style-name="T63"> </text:span><text:span text:style-name="T99">DEFAULT</text:span><text:span text:style-name="T63"> ‘value’ ; - </text:span><text:span text:style-name="T40">значение по умолч</text:span><text:span text:style-name="T45">анию</text:span></text:p>
      <text:p text:style-name="P112"><text:span text:style-name="T100">ALTER</text:span><text:span text:style-name="T28"> </text:span><text:span text:style-name="T100">COLUMN</text:span><text:span text:style-name="T28"> col_name </text:span><text:span text:style-name="T100">SET</text:span><text:span text:style-name="T28"> | </text:span><text:span text:style-name="T100">DROP</text:span><text:span text:style-name="T28"> </text:span><text:span text:style-name="T100">NOT</text:span><text:span text:style-name="T28"> </text:span><text:span text:style-name="T100">NULL</text:span><text:span text:style-name="T28"> ; -</text:span><text:span text:style-name="T42"> </text:span><text:span text:style-name="T44">у</text:span><text:span text:style-name="T43">ст</text:span><text:span text:style-name="T44">.</text:span><text:span text:style-name="T43">/удал</text:span><text:span text:style-name="T44">.</text:span><text:span text:style-name="T43"> </text:span><text:span text:style-name="T100">NOT</text:span><text:span text:style-name="T64"> </text:span><text:span text:style-name="T100">NULL</text:span></text:p>
      <text:p text:style-name="P133"/>
      <text:p text:style-name="P104"/>
      <text:p text:style-name="P102"><text:soft-page-break/><text:span text:style-name="T46">СТРОКОВЫЕ ФУНКЦИИ</text:span><text:span text:style-name="T34"> </text:span><text:span text:style-name="T47">(не изменяют данные в таблице)</text:span></text:p>
      <text:p text:style-name="P94">RIGHT(X, N) / LEFT(X, N) – <text:span text:style-name="T34">Возвращает подстроку Х, с колич. символов </text:span>N <text:span text:style-name="T34">от правого / левого края Х</text:span></text:p>
      <text:p text:style-name="P95">SPLIT_PART(X, D, N) – <text:span text:style-name="T34">Разделяет строку Х по символу </text:span>D <text:span text:style-name="T34">и возвращает </text:span><text:span text:style-name="T48">элемент по индексу </text:span><text:span text:style-name="T68">N</text:span></text:p>
      <text:p text:style-name="P96">COUNT(X) – <text:span text:style-name="T34">Возвращает количество </text:span><text:span text:style-name="T49">записей в стобце</text:span><text:span text:style-name="T34"> Х, со значение не равным </text:span>NULL</text:p>
      <text:p text:style-name="P96">SUM(X) – <text:span text:style-name="T34">Возвращает сумму величин в аргументе Х</text:span></text:p>
      <text:p text:style-name="P88">AVG(X) – <text:span text:style-name="T34">Возвращает арифметическое среднее</text:span></text:p>
      <text:p text:style-name="P96">MIN(X) / MAX(X)– <text:span text:style-name="T34">Возвращает мин / макс величину аргумента Х </text:span></text:p>
      <text:p text:style-name="P96">ROUND(X) – <text:span text:style-name="T34">Возвращает аргумент Х, округленный до целого числа</text:span></text:p>
      <text:p text:style-name="P96">RANDOM() – <text:span text:style-name="T34">Возвращает случайную величину с пла</text:span><text:span text:style-name="T50">в</text:span><text:span text:style-name="T34">. точкой в диапазоне 0 — 1,0</text:span></text:p>
      <text:p text:style-name="P96">LENGTH(X)<text:span text:style-name="T69"> – </text:span><text:span text:style-name="T51">Возвращает </text:span><text:span text:style-name="T52">длину строки Х</text:span></text:p>
      <text:p text:style-name="P96">TRIM(X) – <text:span text:style-name="T53">Удаляет пробелы в начале и конце строки</text:span></text:p>
      <text:p text:style-name="P96">LOWER(X) / UPPER(X) – <text:span text:style-name="T47">Приводит строку Х к нижнему / верхнему регистру</text:span></text:p>
      <text:p text:style-name="P96">SUBSTR(X, N) – <text:span text:style-name="T53">Возвращает подстроку Х с указанной позиции </text:span><text:span text:style-name="T71">N</text:span></text:p>
      <text:p text:style-name="P96">REPLACE(X, Y, Z) – <text:span text:style-name="T53">Возвращает </text:span><text:span text:style-name="T47">строку</text:span><text:span text:style-name="T53"> Х, </text:span><text:span text:style-name="T47">где все вхождения </text:span><text:span text:style-name="T72">Y </text:span><text:span text:style-name="T47">заменены на </text:span><text:span text:style-name="T72">Z</text:span></text:p>
      <text:p text:style-name="P97">REVERS(X) – <text:span text:style-name="T34">Возвращает строку Х с обратным порядком символов</text:span></text:p>
      <text:p text:style-name="P110"><text:span text:style-name="T73">MD5(X) / SHA2(X, N) – </text:span><text:span text:style-name="T41">Возвращает </text:span><text:span text:style-name="T73">MD5 / <text:s/>SHA2 </text:span><text:span text:style-name="T41">хеш строки Х, разрядностью </text:span><text:span text:style-name="T73">N</text:span></text:p>
      <text:p text:style-name="P100"/>
      <text:p text:style-name="P103">CASE <text:span text:style-name="T46">ВЫРАЖЕНИЯ</text:span></text:p>
      <text:p text:style-name="P98"><text:span text:style-name="T99">UPDATE</text:span> t_name <text:span text:style-name="T99">SET</text:span> column_name =</text:p>
      <text:p text:style-name="P105">CASE</text:p>
      <text:p text:style-name="P99"><text:s text:c="8"/><text:span text:style-name="T99">WHEN</text:span> column1 = value1 <text:span text:style-name="T99">WHERE</text:span><text:span text:style-name="T4"> column3 = 3</text:span></text:p>
      <text:p text:style-name="P99"><text:s text:c="16"/><text:span text:style-name="T99">THEN</text:span> new_value1</text:p>
      <text:p text:style-name="P99"><text:s text:c="8"/><text:span text:style-name="T99">WHEN</text:span> column2 = value2 <text:span text:style-name="T99">AND</text:span><text:span text:style-name="T4"> column 3</text:span><text:span text:style-name="T54"> </text:span><text:span text:style-name="T4">&lt;&gt; 3</text:span></text:p>
      <text:p text:style-name="P99"><text:s text:c="16"/><text:span text:style-name="T99">THEN</text:span> new_value2</text:p>
      <text:p text:style-name="P99"><text:s text:c="8"/><text:span text:style-name="T99">ELSE</text:span> new_value3</text:p>
      <text:p text:style-name="P99"><text:span text:style-name="T99">END</text:span>;</text:p>
      <text:p text:style-name="P92">Выражение <text:span text:style-name="T99">CASE</text:span><text:span text:style-name="T1"> </text:span>можно использовать вместе с <text:span text:style-name="T99">SELECT</text:span><text:span text:style-name="T5">, </text:span><text:span text:style-name="T99">INSERT</text:span><text:span text:style-name="T5">, </text:span><text:span text:style-name="T99">DELETE</text:span><text:span text:style-name="T5">, </text:span><text:span text:style-name="T99">UPDATE</text:span><text:span text:style-name="T5">. </text:span><text:span text:style-name="T75">Можно использовать </text:span><text:span text:style-name="T99">AND</text:span><text:span text:style-name="T5">, </text:span><text:span text:style-name="T99">WHERE</text:span><text:span text:style-name="T5">.</text:span></text:p>
      <text:p text:style-name="P101"/>
      <text:p text:style-name="P93">ГРУППИРОВКА <text:span text:style-name="T77">(</text:span><text:span text:style-name="T7">GROUP BY</text:span><text:span text:style-name="T77">)</text:span></text:p>
      <text:p text:style-name="P89"><text:span text:style-name="T99">SELECT</text:span> first_name, <text:span text:style-name="T110">SUM</text:span><text:span text:style-name="T76">(</text:span>sales<text:span text:style-name="T74">)</text:span> <text:span text:style-name="T99">FROM</text:span> cookie_sales</text:p>
      <text:p text:style-name="P90"><text:span text:style-name="T99">GROUP</text:span> <text:span text:style-name="T99">BY</text:span> first_name – <text:span text:style-name="T55">группирует </text:span><text:span text:style-name="T57">одинаковые</text:span><text:span text:style-name="T55"> значения столбца <text:s/></text:span>first_name, <text:span text:style-name="T56">как бы в отдельные таблицы, при этом функция </text:span><text:span text:style-name="T76">SUM() </text:span><text:span text:style-name="T56">будет суммировать по этим группам</text:span></text:p>
      <text:p text:style-name="P115"><text:span text:style-name="T101">ORDER</text:span> <text:span text:style-name="T101">BY</text:span> sum(sales) DESC;</text:p>
      <text:p text:style-name="P126"/>
      <text:p text:style-name="P116">СОЗДАНИЕ ТАБЛИЦЫ С ВНЕШНИМ КЛЮЧОМ</text:p>
      <text:p text:style-name="P113"><text:span text:style-name="T85">CREATE</text:span> <text:span text:style-name="T85">TABLE</text:span> t_name (</text:p>
      <text:p text:style-name="P113"><text:s text:c="4"/>column1_name <text:span text:style-name="T85">SERIAL</text:span> <text:span text:style-name="T85">PRIMARY</text:span> <text:span text:style-name="T85">KEY</text:span>,</text:p>
      <text:p text:style-name="P113"><text:s text:c="4"/>column2_name <text:span text:style-name="T85">VARCHAR</text:span>(255) <text:span text:style-name="T85">NOT</text:span> <text:span text:style-name="T85">NULL</text:span>,</text:p>
      <text:p text:style-name="P113"><text:soft-page-break/><text:s text:c="4"/><text:span text:style-name="T79">column3_name</text:span> <text:span text:style-name="T85">INT</text:span> <text:span text:style-name="T85">NOT</text:span> <text:span text:style-name="T85">NULL</text:span>,</text:p>
      <text:p text:style-name="P114"><text:s text:c="4"/><text:span text:style-name="T86">CONSTRAINT</text:span><text:span text:style-name="T102"> </text:span>other_table<text:span text:style-name="T102">_</text:span>column_name<text:span text:style-name="T102">_fk – </text:span><text:span text:style-name="T58">не обязательная команда</text:span></text:p>
      <text:p text:style-name="P113"><text:s text:c="4"/><text:span text:style-name="T85">FOREIGN KEY</text:span>(<text:span text:style-name="T79">column3_name</text:span>) <text:span text:style-name="T85">REFERENCES</text:span> other_table (column_name)</text:p>
      <text:p text:style-name="P113">);</text:p>
      <text:p text:style-name="P129"><text:span text:style-name="T86">CONSTRAINT</text:span><text:span text:style-name="T102"> – </text:span><text:span text:style-name="T58">добавление </text:span><text:span text:style-name="T62">имени</text:span><text:span text:style-name="T58"> ограничения</text:span><text:span text:style-name="T102">, </text:span>other_table<text:span text:style-name="T102">_</text:span><text:span text:style-name="T79">column3_name</text:span><text:span text:style-name="T102">_fk – </text:span><text:span text:style-name="T58">имя ограничения</text:span><text:span text:style-name="T102">:</text:span></text:p>
      <text:p text:style-name="P129">other_table – <text:span text:style-name="T59">таблица из которой взят ключ</text:span></text:p>
      <text:p text:style-name="P130"><text:span text:style-name="T79">column3_name</text:span> – <text:span text:style-name="T59">колонка из </text:span><text:span text:style-name="T61">создаваемой</text:span><text:span text:style-name="T59"> таблицы</text:span></text:p>
      <text:p text:style-name="P132">fk – <text:span text:style-name="T60">обозначает</text:span> “<text:span text:style-name="T34">внешний ключ</text:span>“<text:span text:style-name="T34">.</text:span></text:p>
      <text:p text:style-name="P131"/>
      <text:p text:style-name="P121">НОРМАЛИЗАЦИЯ</text:p>
      <text:p text:style-name="P128"/>
      <text:p text:style-name="P117">Первая нормальная форма</text:p>
      <text:p text:style-name="P122">Столбцы содержат только атомарные значения и в них отсутствуют повторяющиеся группы данных.</text:p>
      <text:p text:style-name="P118">Вторая нормальная форма</text:p>
      <text:p text:style-name="P123">Таблица находится в 1НФ и не содержит <text:span text:style-name="T103">ч</text:span>астичных <text:span text:style-name="T103">ф</text:span>ункциональных <text:span text:style-name="T103">з</text:span>ависимостей. ЧФЗ — не ключевой столбец связан с ключевым столбцом (столбец <text:span text:style-name="T1">PRIMARY KEY</text:span>).</text:p>
      <text:p text:style-name="P119">Третья нормальная форма</text:p>
      <text:p text:style-name="P124">Таблица находится в 1НФ и не им<text:span text:style-name="T106">е</text:span>ет <text:span text:style-name="T103">т</text:span>ранзитивных <text:span text:style-name="T104">з</text:span><text:span text:style-name="T105">ависимостей.</text:span></text:p>
      <text:p text:style-name="P125">ТЗ — <text:span text:style-name="T107">не ключевой столбец (столбец не </text:span><text:span text:style-name="T6">PRIMARY KEY</text:span><text:span text:style-name="T107">) связан с другим не ключевым столбцом.</text:span></text:p>
      <text:p text:style-name="P127"/>
      <text:p text:style-name="P120">ПСЕВДОНИМЫ СТОЛБЦОВ И ТАБЛИЦ</text:p>
      <text:p text:style-name="P135">SELECT col_name <text:span text:style-name="T87">AS</text:span><text:span text:style-name="T108"> </text:span><text:span text:style-name="T80">lol_</text:span><text:span text:style-name="T81">column</text:span> FROM my_table <text:span text:style-name="T87">AS</text:span><text:span text:style-name="T108"> </text:span><text:span text:style-name="T80">lol_</text:span><text:span text:style-name="T81">table</text:span></text:p>
      <text:p text:style-name="P136">GROUP BY <text:s/><text:span text:style-name="T79">lol_</text:span><text:span text:style-name="T81">column</text:span></text:p>
      <text:p text:style-name="P136">ORDER BY <text:span text:style-name="T79">lol_</text:span><text:span text:style-name="T81">column</text:span>;</text:p>
      <text:p text:style-name="P196"><text:span text:style-name="T82">lol_</text:span><text:span text:style-name="T83">column </text:span><text:span text:style-name="T109">и</text:span><text:span text:style-name="T83"> </text:span><text:span text:style-name="T82">lol_</text:span><text:span text:style-name="T83">table</text:span><text:span text:style-name="T109"> – псевдонимы колонки и таблицы соответственно</text:span></text:p>
      <text:p text:style-name="P185"/>
      <text:p text:style-name="P164">В<text:span text:style-name="T111">НУТРЕННИЕ СОЕДИНЕНИЯ</text:span></text:p>
      <text:p text:style-name="P192"/>
      <text:p text:style-name="P165">Перекресное соединение <text:span text:style-name="T112">CROSS JOIN</text:span></text:p>
      <text:p text:style-name="P138"><text:span text:style-name="T70">CROSS JOIN</text:span> – <text:span text:style-name="T113">возвращает комбинации каждой записи первой таблицы с каждой записью второй таблицы.</text:span></text:p>
      <text:p text:style-name="P137"><text:span text:style-name="T85">SELECT</text:span> table_one.col_one, table_two.col_two</text:p>
      <text:p text:style-name="P137"><text:span text:style-name="T85">FROM</text:span> <text:s/>table_one</text:p>
      <text:p text:style-name="P137"><text:s text:c="8"/><text:span text:style-name="T85">CROSS</text:span> <text:span text:style-name="T85">JOIN</text:span></text:p>
      <text:p text:style-name="P137"><text:s text:c="8"/>table_two;</text:p>
      <text:p text:style-name="P166">Внутреннее соединение INNER JOIN</text:p>
      <text:p text:style-name="P139">INNER JOIN – <text:span text:style-name="T34">перекрестное соединение с условием.</text:span></text:p>
      <text:p text:style-name="P139"><text:span text:style-name="T91">SELECT</text:span> boys.boy, toys.toy</text:p>
      <text:p text:style-name="P139"><text:span text:style-name="T91">FROM</text:span> boys</text:p>
      <text:p text:style-name="P139"><text:s text:c="8"/><text:span text:style-name="T91">INNER</text:span> <text:span text:style-name="T91">JOIN</text:span></text:p>
      <text:p text:style-name="P139"><text:s text:c="8"/>toys</text:p>
      <text:p text:style-name="P139"><text:span text:style-name="T91">ON</text:span> boys.toy_id = toys.toy_id;</text:p>
      <text:p text:style-name="P139">ON – задает условие как WHERE.</text:p>
      <text:p text:style-name="P142"><text:soft-page-break/>Если в условии стоит равенство колонок – такое соединение назывется <text:span text:style-name="T114">эквивалентным</text:span>, а если не равенство – <text:span text:style-name="T114">неэквивалентным</text:span>.</text:p>
      <text:p text:style-name="P167">Внутреннее естественное соединение NATURAL JOIN</text:p>
      <text:p text:style-name="P141"><text:span text:style-name="T116">NATURAL</text:span> <text:span text:style-name="T112">JOIN – распознает совпадающие имена столбцов в двух разных таблицах и возвращает соответствующие комбинации.</text:span></text:p>
      <text:p text:style-name="P140"><text:span text:style-name="T91">SELECT</text:span> boys.boy, toys.toy</text:p>
      <text:p text:style-name="P140"><text:span text:style-name="T91">FROM</text:span> boys</text:p>
      <text:p text:style-name="P140"><text:s text:c="8"/><text:span text:style-name="T92">NATURAL</text:span> <text:span text:style-name="T91">JOIN</text:span></text:p>
      <text:p text:style-name="P140"><text:s text:c="8"/>toys;</text:p>
      <text:p text:style-name="P169">Самосоединение</text:p>
      <text:p text:style-name="P148">Иммитация соединения двух таблиц (используетя одна таблица).</text:p>
      <text:p text:style-name="P147">SELECT c1.name, c2.name FROM clown_info AS c1</text:p>
      <text:p text:style-name="P147">INNER JOIN clown_info AS c2</text:p>
      <text:p text:style-name="P147">ON c1.boss_id = c2.id;</text:p>
      <text:p text:style-name="P186"/>
      <text:p text:style-name="P168">ЗАПРОС С ПОДЗАПРОСОМ</text:p>
      <text:p text:style-name="P143"><text:span text:style-name="T85">SELECT</text:span> f.name, s.title </text:p>
      <text:p text:style-name="P143"><text:span text:style-name="T85">FROM</text:span> second_table <text:span text:style-name="T85">AS</text:span> s <text:span text:style-name="T85">NATURAL</text:span> <text:span text:style-name="T85">JOIN</text:span> first_table <text:span text:style-name="T85">AS</text:span> f</text:p>
      <text:p text:style-name="P143"><text:span text:style-name="T85">WHERE</text:span> s.title <text:span text:style-name="T85">IN</text:span> (<text:span text:style-name="T93">SELECT</text:span><text:span text:style-name="T118"> title </text:span><text:span text:style-name="T93">FROM</text:span><text:span text:style-name="T118"> third_table </text:span><text:span text:style-name="T119">ТУТ МОЖЕТ БЫТЬ УСЛОВИЕ</text:span>) ;</text:p>
      <text:p text:style-name="P144"><text:span text:style-name="T93">SELECT</text:span><text:span text:style-name="T118"> title </text:span><text:span text:style-name="T93">FROM</text:span><text:span text:style-name="T118"> third_table</text:span> – <text:span text:style-name="T117">подзапрос (внутренний запрос) в основном запросе. Подзапрос всегда представляет собой одну команду SELECT, заключающуюся в круглые скобки. Подзапрос должен возвращать одно значение (исключение IN, т.к. IN работает с несолькими условиями).</text:span></text:p>
      <text:p text:style-name="P178"><text:tab/>Подзапрос может быть <text:span text:style-name="T114">коррелированным</text:span> — зависящи<text:span text:style-name="T125">м </text:span>от внешнего запроса, <text:span text:style-name="T122">т. е. зависит от значений, возвращаемых внешним запросом</text:span>, <text:span text:style-name="T123">пример:</text:span></text:p>
      <text:p text:style-name="P145"><text:span text:style-name="T94">SELECT</text:span> mc.first_name <text:span text:style-name="T94">FROM</text:span> <text:span text:style-name="T118">my_contacts mc</text:span></text:p>
      <text:p text:style-name="P145"><text:span text:style-name="T94">WHERE</text:span> <text:span text:style-name="T94">NOT</text:span> <text:span text:style-name="T94">EXISTS</text:span></text:p>
      <text:p text:style-name="P145">(<text:span text:style-name="T94">SELECT</text:span> * <text:span text:style-name="T94">FROM</text:span> job_current jc <text:span text:style-name="T94">WHERE</text:span> <text:span text:style-name="T118">mc.contact_id</text:span> = jc.contact_id) ; </text:p>
      <text:p text:style-name="P177">и <text:span text:style-name="T114">не коррелированным —</text:span> не зависящий от внешнего запроса, <text:span text:style-name="T124">т. е. не содержит ссылок на данные внешнего запроса</text:span>, <text:span text:style-name="T123">пример см. выше.</text:span></text:p>
      <text:p text:style-name="P177"><text:span text:style-name="T8">NOT EXIST / EXIST – </text:span><text:span text:style-name="T120">проверяет возвращает ли аргумент что-нибудь, если возвращает то: <text:s/></text:span><text:span text:style-name="T8">NOT EXIST – </text:span><text:span text:style-name="T121">выдаст </text:span><text:span text:style-name="T9">fals, </text:span><text:span text:style-name="T121">а </text:span><text:span text:style-name="T8">EXIST – </text:span><text:span text:style-name="T121">выдаст </text:span><text:span text:style-name="T9">true.</text:span></text:p>
      <text:p text:style-name="P194"/>
      <text:p text:style-name="P182"><text:span text:style-name="T121">В</text:span>НЕШНИЕ СОЕДИНЕНИЯ</text:p>
      <text:p text:style-name="P180">Внешние соединения возвращают запись не зависимо от того, нашлось ли ей соответствие в другой таблице, если нет — вернет NULL. <text:span text:style-name="T126">При множественном совпадении будет создано несколько записей.</text:span></text:p>
      <text:p text:style-name="P193"/>
      <text:p text:style-name="P183">Левое внешнее соединение LEFT OUTER JOIN /</text:p>
      <text:p text:style-name="P184">Правое внешнее соединение RIGHT OUTER JOIN</text:p>
      <text:p text:style-name="P179"><text:span text:style-name="T115"><text:tab/>Левое</text:span> <text:s/>перебирает все записи левой таблицы и ищет для каждой соответствие среди записей правой таблицы. Если соответствие в правой таблице не находит — то вместо значения ставится NULL.</text:p>
      <text:p text:style-name="P181"><text:span text:style-name="T114"><text:tab/>Правое</text:span> аналогично левому, кроме того, что оно сравнивает правую таблицу с левой.</text:p>
      <text:p text:style-name="P146"><text:soft-page-break/>SELECT g.girl, t.toy FROM girls AS g — левая таблица</text:p>
      <text:p text:style-name="P146">LEFT OUTER JOIN toys <text:span text:style-name="T127">AS</text:span> t ON g.toy_id = t.toy_id ; - после JOIN <text:s/>правая.</text:p>
      <text:p text:style-name="P191"/>
      <text:p text:style-name="P170"><text:span text:style-name="T128">СОЮЗЫ</text:span> UNION</text:p>
      <text:p text:style-name="P149">Союз объединяет в одну таблицу результаты двух и более запросов SELECT. <text:span text:style-name="T129">UNION не выдает дубликаты, UNION ALL – выдаст дубликаты.</text:span></text:p>
      <text:p text:style-name="P187"/>
      <text:p text:style-name="P150">SELECT column FROM t_one UNION</text:p>
      <text:p text:style-name="P150">SELECT column FROM t_two </text:p>
      <text:p text:style-name="P150">ORDER BY column;</text:p>
      <text:p text:style-name="P187"/>
      <text:p text:style-name="P171">Создание таблицы на основе союза</text:p>
      <text:p text:style-name="P152">CREATE TABLE my_table AS</text:p>
      <text:p text:style-name="P151">SELECT column FROM t_one UNION</text:p>
      <text:p text:style-name="P151">SELECT column FROM t_two;</text:p>
      <text:p text:style-name="P151"/>
      <text:p text:style-name="P172">INTERSECT и EXCEPT</text:p>
      <text:p text:style-name="P153">INTERSECT – возвращает данные из результатов первого запроса, которые так же присутствуют во втором запросе.</text:p>
      <text:p text:style-name="P153">EXCEPT – возвращает только те значения, которые присутствуют в результатах первого запроса, но не встречаются в результатах второго запроса.</text:p>
      <text:p text:style-name="P154">SELECT title FROM t_name</text:p>
      <text:p text:style-name="P154">INTERSECT | EXCEPT</text:p>
      <text:p text:style-name="P154">SELECT title FROM t2_name;</text:p>
      <text:p text:style-name="P188"/>
      <text:p text:style-name="P173">ОГРАНИЧЕНИЕ CHECK</text:p>
      <text:p text:style-name="P155">Ограничение определяет набор значений, которые могут вставляться в столбец <text:span text:style-name="T130">и устанавливается при создании таблицы. В CHECK используются теже операторы, что и в условии WHERE.</text:span></text:p>
      <text:p text:style-name="P156">CREATE TABLE piggy_bank (</text:p>
      <text:p text:style-name="P156">id SERIAL PRIMARY KEY, coin CHAR(1) CHECK (coin IN('P', 'N', 'D', 'Q'))</text:p>
      <text:p text:style-name="P156">);</text:p>
      <text:p text:style-name="P189"/>
      <text:p text:style-name="P174">ПРЕДСТАВЛЕНИЯ</text:p>
      <text:p text:style-name="P157"><text:tab/>Представление – механизм, который хранит запрос в базе данных. <text:span text:style-name="T133">Представления лучше всего использовать для выборки данных.</text:span></text:p>
      <text:p text:style-name="P157">CREATE VIEW get_web_designers AS</text:p>
      <text:p text:style-name="P157">SELECT mc.name, mc.phone FROM my_contacts AS mc</text:p>
      <text:p text:style-name="P157">NATURAL JOIN job_desired AS jd WHERE jd.title = 'Web-designer';</text:p>
      <text:p text:style-name="P158"><text:tab/>Что бы воспользоваться представлением, надо обратиться к нему, как к обычной таблице:</text:p>
      <text:p text:style-name="P159">SELECT * FROM <text:span text:style-name="T131">get_web_designers;</text:span></text:p>
      <text:p text:style-name="P160"><text:tab/>По сути представление выполнит свою команду, а потом передаст результат в вызывающую команду.</text:p>
      <text:p text:style-name="P160"><text:tab/><text:span text:style-name="T132">Условие CHECK OPTION, включенное в представление, указывает Вашей РСУБД, что все команды UPDATE, INSERT и DELETE должны проверяться по условию WHERE в Вашем представлении.</text:span></text:p>
      <text:p text:style-name="P161"><text:soft-page-break/><text:tab/>Удаляется представление как таблица.</text:p>
      <text:p text:style-name="P190"/>
      <text:p text:style-name="P175"><draw:custom-shape text:anchor-type="paragraph" draw:z-index="2" draw:name="Фигура2" draw:style-name="gr2" draw:text-style-name="P202" svg:width="4.416cm" svg:height="5.688cm" svg:x="0.631cm" svg:y="0.272cm"><text:p/><draw:enhanced-geometry svg:viewBox="0 0 21600 21600" draw:mirror-vertical="true" draw:text-areas="0 0 21600 21600" draw:type="circular-arrow" draw:modifiers="-148.473107025417 -61.8329134717999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СВЯЗИ <text:span text:style-name="T134">many</text:span> to <text:span text:style-name="T134">many</text:span>, 1 to many</text:p>
      <text:p text:style-name="P162">Что бы понять связь таблиц, нужно понять, одна запись первой таблицы связяна ско сколькими записями второй таблицы.</text:p>
      <text:p text:style-name="P162"/>
      <table:table table:name="Таблица9" table:style-name="Таблица9">
        <table:table-column table:style-name="Таблица9.A" table:number-columns-repeated="5"/>
        <table:table-column table:style-name="Таблица9.F"/>
        <table:table-row>
          <table:table-cell table:style-name="Таблица9.A1" office:value-type="string">
            <text:p text:style-name="P6">woman_id</text:p>
          </table:table-cell>
          <table:table-cell table:style-name="Таблица9.A1" office:value-type="string">
            <text:p text:style-name="P6">woman</text:p>
          </table:table-cell>
          <table:table-cell table:style-name="Таблица9.C1" office:value-type="string">
            <text:p text:style-name="P7"/>
          </table:table-cell>
          <table:table-cell table:style-name="Таблица9.D1" office:value-type="string">
            <text:p text:style-name="P7"/>
          </table:table-cell>
          <table:table-cell table:style-name="Таблица9.A1" office:value-type="string">
            <text:p text:style-name="P6">shoe_id</text:p>
          </table:table-cell>
          <table:table-cell table:style-name="Таблица9.F1" office:value-type="string">
            <text:p text:style-name="P6">shoe</text:p>
          </table:table-cell>
        </table:table-row>
        <table:table-row table:style-name="Таблица9.2">
          <table:table-cell table:style-name="Таблица9.A2" office:value-type="string">
            <text:p text:style-name="P8">1</text:p>
          </table:table-cell>
          <table:table-cell table:style-name="Таблица9.A2" office:value-type="string">
            <text:p text:style-name="P8">Даша</text:p>
          </table:table-cell>
          <table:table-cell table:style-name="Таблица9.C1" office:value-type="string">
            <text:p text:style-name="P5"><draw:custom-shape text:anchor-type="paragraph" draw:z-index="0" draw:name="Фигура1" draw:style-name="gr1" svg:width="2.594cm" svg:height="0.239cm" svg:x="0.896cm" svg:y="0.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    </table:table-cell>
          <table:table-cell table:style-name="Таблица9.D1" office:value-type="string">
            <text:p text:style-name="P5"/>
          </table:table-cell>
          <table:table-cell table:style-name="Таблица9.A2" office:value-type="string">
            <text:p text:style-name="P8">1</text:p>
          </table:table-cell>
          <table:table-cell table:style-name="Таблица9.F2" office:value-type="string">
            <text:p text:style-name="P8">Туфли</text:p>
          </table:table-cell>
        </table:table-row>
        <table:table-row>
          <table:table-cell table:style-name="Таблица9.A2" office:value-type="string">
            <text:p text:style-name="P8"><draw:custom-shape text:anchor-type="paragraph" draw:z-index="3" draw:name="Фигура3" draw:style-name="gr3" draw:text-style-name="P202" svg:width="3.012cm" svg:height="2.447cm" svg:x="9.019cm" svg:y="0.474cm"><text:p/><draw:enhanced-geometry svg:viewBox="0 0 21600 21600" draw:text-areas="0 0 21600 21600" draw:type="circular-arrow" draw:modifiers="-11.9245752339374 108.369302189162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2</text:p>
          </table:table-cell>
          <table:table-cell table:style-name="Таблица9.A2" office:value-type="string">
            <text:p text:style-name="P8">Катя</text:p>
          </table:table-cell>
          <table:table-cell table:style-name="Таблица9.C3" table:number-columns-spanned="2" office:value-type="string">
            <text:p text:style-name="P11">many to many</text:p>
          </table:table-cell>
          <table:covered-table-cell/>
          <table:table-cell table:style-name="Таблица9.A2" office:value-type="string">
            <text:p text:style-name="P8">2</text:p>
          </table:table-cell>
          <table:table-cell table:style-name="Таблица9.F2" office:value-type="string">
            <text:p text:style-name="P8">Кеды</text:p>
          </table:table-cell>
        </table:table-row>
        <table:table-row table:style-name="Таблица9.4">
          <table:table-cell table:style-name="Таблица9.A2" office:value-type="string">
            <text:p text:style-name="P8">3</text:p>
          </table:table-cell>
          <table:table-cell table:style-name="Таблица9.A2" office:value-type="string">
            <text:p text:style-name="P8">Настя</text:p>
          </table:table-cell>
          <table:table-cell table:style-name="Таблица9.C1" office:value-type="string">
            <text:p text:style-name="P5"><draw:custom-shape text:anchor-type="paragraph" draw:z-index="1" draw:name="Фигура1" draw:style-name="gr1" svg:width="2.594cm" svg:height="0.239cm" svg:x="0.873cm" svg:y="0.05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    </table:table-cell>
          <table:table-cell table:style-name="Таблица9.D1" office:value-type="string">
            <text:p text:style-name="P5"/>
          </table:table-cell>
          <table:table-cell table:style-name="Таблица9.A2" office:value-type="string">
            <text:p text:style-name="P8">3</text:p>
          </table:table-cell>
          <table:table-cell table:style-name="Таблица9.F2" office:value-type="string">
            <text:p text:style-name="P8">Сланцы</text:p>
          </table:table-cell>
        </table:table-row>
        <table:table-row>
          <table:table-cell table:style-name="Таблица9.A5" office:value-type="string">
            <text:p text:style-name="P5"/>
          </table:table-cell>
          <table:table-cell table:style-name="Таблица9.A5" office:value-type="string">
            <text:p text:style-name="P5"/>
          </table:table-cell>
          <table:table-cell table:style-name="Таблица9.C5" office:value-type="string">
            <text:p text:style-name="P5"/>
          </table:table-cell>
          <table:table-cell table:style-name="Таблица9.C5" office:value-type="string">
            <text:p text:style-name="P5"/>
          </table:table-cell>
          <table:table-cell table:style-name="Таблица9.A5" office:value-type="string">
            <text:p text:style-name="P5"/>
          </table:table-cell>
          <table:table-cell table:style-name="Таблица9.A5" office:value-type="string">
            <text:p text:style-name="P5"/>
          </table:table-cell>
        </table:table-row>
        <table:table-row>
          <table:table-cell table:style-name="Таблица9.A5" office:value-type="string">
            <text:p text:style-name="P5"/>
          </table:table-cell>
          <table:table-cell table:style-name="Таблица9.A5" office:value-type="string">
            <text:p text:style-name="P5"/>
          </table:table-cell>
          <table:table-cell table:style-name="Таблица9.A2" office:value-type="string">
            <text:p text:style-name="P10">woman_id</text:p>
          </table:table-cell>
          <table:table-cell table:style-name="Таблица9.A2" office:value-type="string">
            <text:p text:style-name="P10">shoe_id</text:p>
          </table:table-cell>
          <table:table-cell table:style-name="Таблица9.C1" office:value-type="string">
            <text:p text:style-name="P5"/>
          </table:table-cell>
          <table:table-cell table:style-name="Таблица9.A5" office:value-type="string">
            <text:p text:style-name="P5"/>
          </table:table-cell>
        </table:table-row>
        <table:table-row>
          <table:table-cell table:style-name="Таблица9.A5" office:value-type="string">
            <text:p text:style-name="P5"/>
          </table:table-cell>
          <table:table-cell table:style-name="Таблица9.D1" office:value-type="string">
            <text:p text:style-name="P5"/>
          </table:table-cell>
          <table:table-cell table:style-name="Таблица9.A2" office:value-type="string">
            <text:p text:style-name="P9">1</text:p>
          </table:table-cell>
          <table:table-cell table:style-name="Таблица9.A2" office:value-type="string">
            <text:p text:style-name="P9">1</text:p>
          </table:table-cell>
          <table:table-cell table:style-name="Таблица9.C1" office:value-type="string">
            <text:p text:style-name="P5"/>
          </table:table-cell>
          <table:table-cell table:style-name="Таблица9.A5" office:value-type="string">
            <text:p text:style-name="P5"/>
          </table:table-cell>
        </table:table-row>
        <table:table-row>
          <table:table-cell table:style-name="Таблица9.D1" table:number-columns-spanned="2" office:value-type="string">
            <text:p text:style-name="P12">1 to many</text:p>
          </table:table-cell>
          <table:covered-table-cell/>
          <table:table-cell table:style-name="Таблица9.A2" office:value-type="string">
            <text:p text:style-name="P9">1</text:p>
          </table:table-cell>
          <table:table-cell table:style-name="Таблица9.A2" office:value-type="string">
            <text:p text:style-name="P9">3</text:p>
          </table:table-cell>
          <table:table-cell table:style-name="Таблица9.C1" table:number-columns-spanned="2" office:value-type="string">
            <text:p text:style-name="P12">1 to many</text:p>
          </table:table-cell>
          <table:covered-table-cell/>
        </table:table-row>
        <table:table-row table:style-name="Таблица9.9">
          <table:table-cell table:style-name="Таблица9.A5" office:value-type="string">
            <text:p text:style-name="P5"/>
          </table:table-cell>
          <table:table-cell table:style-name="Таблица9.D1" office:value-type="string">
            <text:p text:style-name="P5"/>
          </table:table-cell>
          <table:table-cell table:style-name="Таблица9.A2" office:value-type="string">
            <text:p text:style-name="P9">3</text:p>
          </table:table-cell>
          <table:table-cell table:style-name="Таблица9.A2" office:value-type="string">
            <text:p text:style-name="P9">2</text:p>
          </table:table-cell>
          <table:table-cell table:style-name="Таблица9.C1" office:value-type="string">
            <text:p text:style-name="P5"/>
          </table:table-cell>
          <table:table-cell table:style-name="Таблица9.A5" office:value-type="string">
            <text:p text:style-name="P5"/>
          </table:table-cell>
        </table:table-row>
        <table:table-row>
          <table:table-cell table:style-name="Таблица9.A5" office:value-type="string">
            <text:p text:style-name="P5"/>
          </table:table-cell>
          <table:table-cell table:style-name="Таблица9.D1" office:value-type="string">
            <text:p text:style-name="P5"/>
          </table:table-cell>
          <table:table-cell table:style-name="Таблица9.A2" office:value-type="string">
            <text:p text:style-name="P9">1</text:p>
          </table:table-cell>
          <table:table-cell table:style-name="Таблица9.A2" office:value-type="string">
            <text:p text:style-name="P9">2</text:p>
          </table:table-cell>
          <table:table-cell table:style-name="Таблица9.C1" office:value-type="string">
            <text:p text:style-name="P5"/>
          </table:table-cell>
          <table:table-cell table:style-name="Таблица9.A5" office:value-type="string">
            <text:p text:style-name="P5"/>
          </table:table-cell>
        </table:table-row>
      </table:table>
      <text:p text:style-name="P162"/>
      <text:p text:style-name="P176">ПРИМЕР <text:span text:style-name="T136">1</text:span></text:p>
      <text:p text:style-name="P200"/>
      <text:p text:style-name="P163"><text:span text:style-name="T94">CREATE</text:span> <text:span text:style-name="T94">TABLE</text:span> product_type(</text:p>
      <text:p text:style-name="P163">id <text:span text:style-name="T94">SERIAL</text:span> <text:span text:style-name="T94">PRIMARY</text:span> <text:span text:style-name="T94">KEY</text:span>,</text:p>
      <text:p text:style-name="P163">name <text:span text:style-name="T94">VARCHAR</text:span>(50) <text:span text:style-name="T94">NOT</text:span> <text:span text:style-name="T94">NULL</text:span></text:p>
      <text:p text:style-name="P163">);</text:p>
      <text:p text:style-name="P163"/>
      <text:p text:style-name="P163"><text:span text:style-name="T94">CREATE</text:span> <text:span text:style-name="T94">TABLE</text:span> product(</text:p>
      <text:p text:style-name="P163">id <text:span text:style-name="T94">SERIAL</text:span> <text:span text:style-name="T94">PRIMARY</text:span> <text:span text:style-name="T94">KEY</text:span>,</text:p>
      <text:p text:style-name="P163">name <text:span text:style-name="T94">VARCHAR</text:span>(50) <text:span text:style-name="T94">NOT</text:span> <text:span text:style-name="T94">NULL</text:span>,</text:p>
      <text:p text:style-name="P163">type_id <text:span text:style-name="T94">INT</text:span> <text:span text:style-name="T94">NOT</text:span> <text:span text:style-name="T94">NULL</text:span>,</text:p>
      <text:p text:style-name="P163">expired_date <text:span text:style-name="T94">DATE</text:span> <text:span text:style-name="T94">NOT</text:span> <text:span text:style-name="T94">NULL</text:span>,</text:p>
      <text:p text:style-name="P163">price <text:span text:style-name="T94">INT</text:span> <text:span text:style-name="T94">NOT</text:span> <text:span text:style-name="T94">NULL</text:span> <text:span text:style-name="T94">DEFAULT</text:span> 0,</text:p>
      <text:p text:style-name="P163"><text:span text:style-name="T94">FOREIGN</text:span> <text:span text:style-name="T94">KEY</text:span> (type_id) <text:span text:style-name="T94">REFERENCES</text:span> product_type(id)</text:p>
      <text:p text:style-name="P163">);</text:p>
      <text:p text:style-name="P163"/>
      <text:p text:style-name="P195">Написать запрос получение всех продуктов с типом "СЫР"</text:p>
      <text:p text:style-name="P163"><text:span text:style-name="T94">SELECT</text:span> * <text:span text:style-name="T94">FROM</text:span> product <text:span text:style-name="T94">AS</text:span> p</text:p>
      <text:p text:style-name="P163"><text:span text:style-name="T94">INNER</text:span> <text:span text:style-name="T94">JOIN</text:span> product_type <text:span text:style-name="T94">AS</text:span> t</text:p>
      <text:p text:style-name="P163"><text:span text:style-name="T94">ON</text:span> t.name = 'сыр' <text:span text:style-name="T94">AND</text:span> t.id = p.type_id;</text:p>
      <text:p text:style-name="P163"/>
      <text:p text:style-name="P195">Написать запрос получения всех продуктов, у кого в имени есть слово "мороженное"</text:p>
      <text:p text:style-name="P163"><text:span text:style-name="T94">SELECT</text:span> * <text:span text:style-name="T94">FROM</text:span> product <text:span text:style-name="T94">AS</text:span> p</text:p>
      <text:p text:style-name="P163"><text:span text:style-name="T94">WHERE</text:span> p.name <text:span text:style-name="T94">LIKE</text:span> '%мороженое%';</text:p>
      <text:p text:style-name="P163"/>
      <text:p text:style-name="P195"><text:soft-page-break/>Написать запрос, который выводит все продукты, срок годности которых заканчивается в следующем месяце.</text:p>
      <text:p text:style-name="P163"><text:span text:style-name="T94">SELECT</text:span> * <text:span text:style-name="T94">FROM</text:span> product <text:span text:style-name="T94">AS</text:span> p</text:p>
      <text:p text:style-name="P163"><text:span text:style-name="T94">WHERE</text:span> (<text:span text:style-name="T94">SELECT</text:span> (<text:span text:style-name="T84">EXTRACT</text:span>(<text:span text:style-name="T94">MONTH</text:span> <text:span text:style-name="T94">FROM</text:span> <text:span text:style-name="T84">CURRENT_DATE</text:span>) + 1) = <text:span text:style-name="T84">EXTRACT</text:span>(<text:span text:style-name="T94">MONTH</text:span> <text:span text:style-name="T94">FROM</text:span> p.expired_date)</text:p>
      <text:p text:style-name="P163"><text:span text:style-name="T94">AND</text:span> <text:span text:style-name="T84">EXTRACT</text:span>(<text:span text:style-name="T94">YEAR</text:span> <text:span text:style-name="T94">FROM</text:span> <text:span text:style-name="T84">CURRENT_DATE</text:span>) = <text:span text:style-name="T84">EXTRACT</text:span>(<text:span text:style-name="T94">YEAR</text:span> <text:span text:style-name="T94">FROM</text:span> p.expired_date));</text:p>
      <text:p text:style-name="P163"/>
      <text:p text:style-name="P195">Написать запрос, который выводит самый дорогой продукт.</text:p>
      <text:p text:style-name="P163"><text:span text:style-name="T94">SELECT</text:span> * <text:span text:style-name="T94">FROM</text:span> product <text:span text:style-name="T94">AS</text:span> p</text:p>
      <text:p text:style-name="P163"><text:span text:style-name="T94">WHERE</text:span> p.price = (<text:span text:style-name="T94">SELECT</text:span> max(p.price) <text:span text:style-name="T94">FROM</text:span> product <text:span text:style-name="T94">AS</text:span> p);</text:p>
      <text:p text:style-name="P163"/>
      <text:p text:style-name="P195">Написать запрос, который выводит количество всех продуктов определенного типа</text:p>
      <text:p text:style-name="P163"><text:span text:style-name="T94">SELECT</text:span> count(p.name), t.name <text:span text:style-name="T94">FROM</text:span> product <text:span text:style-name="T94">AS</text:span> p</text:p>
      <text:p text:style-name="P163"><text:span text:style-name="T94">INNER</text:span> <text:span text:style-name="T94">JOIN</text:span> product_type <text:span text:style-name="T94">AS</text:span> t</text:p>
      <text:p text:style-name="P163"><text:span text:style-name="T94">ON</text:span> p.type_id = t.id</text:p>
      <text:p text:style-name="P163"><text:span text:style-name="T94">GROUP</text:span> <text:span text:style-name="T94">BY</text:span> t.name;</text:p>
      <text:p text:style-name="P163"/>
      <text:p text:style-name="P195">Написать запрос получение всех продуктов с типом "СЫР" и "МОЛОКО"</text:p>
      <text:p text:style-name="P163"><text:span text:style-name="T94">SELECT</text:span> * <text:span text:style-name="T94">FROM</text:span> product <text:span text:style-name="T94">AS</text:span> p</text:p>
      <text:p text:style-name="P163"><text:span text:style-name="T94">INNER</text:span> <text:span text:style-name="T94">JOIN</text:span> product_type <text:span text:style-name="T94">AS</text:span> t</text:p>
      <text:p text:style-name="P163"><text:span text:style-name="T94">ON</text:span> t.name = 'сыр' <text:span text:style-name="T94">AND</text:span> t.id = p.type_id <text:span text:style-name="T94">OR</text:span> t.name = 'молоко' <text:span text:style-name="T94">AND</text:span> t.id = p.type_id;</text:p>
      <text:p text:style-name="P163"/>
      <text:p text:style-name="P195">Написать запрос, который выводит тип продуктов, которых осталось меньше 10 штук.</text:p>
      <text:p text:style-name="P163"><text:span text:style-name="T94">SELECT</text:span> t.name <text:span text:style-name="T94">FROM</text:span> product_type <text:span text:style-name="T94">AS</text:span> t</text:p>
      <text:p text:style-name="P163"><text:span text:style-name="T94">INNER</text:span> <text:span text:style-name="T94">JOIN</text:span> product <text:span text:style-name="T94">AS</text:span> p</text:p>
      <text:p text:style-name="P163"><text:span text:style-name="T94">ON</text:span> t.id = p.type_id</text:p>
      <text:p text:style-name="P163"><text:span text:style-name="T94">GROUP</text:span> <text:span text:style-name="T94">BY</text:span> t.name</text:p>
      <text:p text:style-name="P163"><text:span text:style-name="T94">HAVING</text:span> count(p.name) &lt; 10;</text:p>
      <text:p text:style-name="P163"/>
      <text:p text:style-name="P195">Вывести все продукты и их тип.</text:p>
      <text:p text:style-name="P163"><text:span text:style-name="T94">SELECT</text:span> p.name, t.name <text:span text:style-name="T94">FROM</text:span> product <text:span text:style-name="T94">AS</text:span> p</text:p>
      <text:p text:style-name="P163"><text:span text:style-name="T94">INNER</text:span> <text:span text:style-name="T94">JOIN</text:span> product_type <text:span text:style-name="T94">AS</text:span> t</text:p>
      <text:p text:style-name="P163"><text:span text:style-name="T94">ON</text:span> p.type_id = t.id;</text:p>
      <text:p text:style-name="P199"/>
      <text:p text:style-name="P198">ПРИМЕР <text:span text:style-name="T136">2</text:span></text:p>
      <text:p text:style-name="P199"/>
      <text:p text:style-name="P163"><text:span text:style-name="T94">CREATE</text:span> <text:span text:style-name="T94">TABLE</text:span> car_body (</text:p>
      <text:p text:style-name="P163">body_id <text:span text:style-name="T94">SERIAL</text:span> <text:span text:style-name="T94">PRIMARY</text:span> <text:span text:style-name="T94">KEY</text:span>,</text:p>
      <text:p text:style-name="P163">body_model <text:span text:style-name="T94">VARCHAR</text:span>(50) <text:span text:style-name="T94">NOT</text:span> <text:span text:style-name="T94">NULL</text:span></text:p>
      <text:p text:style-name="P163">);</text:p>
      <text:p text:style-name="P163"/>
      <text:p text:style-name="P163"><text:span text:style-name="T94">CREATE</text:span> <text:span text:style-name="T94">TABLE</text:span> engine (</text:p>
      <text:p text:style-name="P163">engine_id <text:span text:style-name="T94">SERIAL</text:span> <text:span text:style-name="T94">PRIMARY</text:span> <text:span text:style-name="T94">KEY</text:span>,</text:p>
      <text:p text:style-name="P163">engine_model <text:span text:style-name="T94">VARCHAR</text:span>(50) <text:span text:style-name="T94">NOT</text:span> <text:span text:style-name="T94">NULL</text:span></text:p>
      <text:p text:style-name="P163">);</text:p>
      <text:p text:style-name="P163"/>
      <text:p text:style-name="P163"><text:soft-page-break/><text:span text:style-name="T94">CREATE</text:span> <text:span text:style-name="T94">TABLE</text:span> transmission (</text:p>
      <text:p text:style-name="P163">transm_id <text:span text:style-name="T94">SERIAL</text:span> <text:span text:style-name="T94">PRIMARY</text:span> <text:span text:style-name="T94">KEY</text:span>,</text:p>
      <text:p text:style-name="P163">transm_model <text:span text:style-name="T94">VARCHAR</text:span>(50) <text:span text:style-name="T94">NOT</text:span> <text:span text:style-name="T94">NULL</text:span></text:p>
      <text:p text:style-name="P163">);</text:p>
      <text:p text:style-name="P163"/>
      <text:p text:style-name="P163"><text:span text:style-name="T94">CREATE</text:span> <text:span text:style-name="T94">TABLE</text:span> cars (</text:p>
      <text:p text:style-name="P163">car_id <text:span text:style-name="T94">SERIAL</text:span> <text:span text:style-name="T94">PRIMARY</text:span> <text:span text:style-name="T94">KEY</text:span>,</text:p>
      <text:p text:style-name="P163">car_model <text:span text:style-name="T94">VARCHAR</text:span>(50) <text:span text:style-name="T94">NOT</text:span> <text:span text:style-name="T94">NULL</text:span>,</text:p>
      <text:p text:style-name="P163">body_id <text:span text:style-name="T94">INT</text:span> <text:span text:style-name="T94">NOT</text:span> <text:span text:style-name="T94">NULL</text:span>,</text:p>
      <text:p text:style-name="P163">engine_id <text:span text:style-name="T94">INT</text:span> <text:span text:style-name="T94">NOT</text:span> <text:span text:style-name="T94">NULL</text:span>,</text:p>
      <text:p text:style-name="P163">transm_id <text:span text:style-name="T94">INT</text:span> <text:span text:style-name="T94">NOT</text:span> <text:span text:style-name="T94">NULL</text:span>,</text:p>
      <text:p text:style-name="P163"><text:span text:style-name="T94">FOREIGN</text:span> <text:span text:style-name="T94">KEY</text:span> (body_id) <text:span text:style-name="T94">REFERENCES</text:span> car_body (body_id),</text:p>
      <text:p text:style-name="P163"><text:span text:style-name="T94">FOREIGN</text:span> <text:span text:style-name="T94">KEY</text:span> (engine_id) <text:span text:style-name="T94">REFERENCES</text:span> engine (engine_id),</text:p>
      <text:p text:style-name="P163"><text:span text:style-name="T94">FOREIGN</text:span> <text:span text:style-name="T94">KEY</text:span> (transm_id) <text:span text:style-name="T94">REFERENCES</text:span> transmission (transm_id)</text:p>
      <text:p text:style-name="P163">);</text:p>
      <text:p text:style-name="P163"/>
      <text:p text:style-name="P195">Вывести список всех машин и все привязанные к ним детали.</text:p>
      <text:p text:style-name="P163"><text:span text:style-name="T94">SELECT</text:span> c.car_model, b.body_model, e.engine_model, t.transm_model <text:span text:style-name="T94">FROM</text:span> cars <text:span text:style-name="T94">AS</text:span> c</text:p>
      <text:p text:style-name="P163"><text:span text:style-name="T94">INNER</text:span> <text:span text:style-name="T94">JOIN</text:span> car_body <text:span text:style-name="T94">AS</text:span> b <text:span text:style-name="T94">ON</text:span> c.body_id = b.body_id</text:p>
      <text:p text:style-name="P163"><text:span text:style-name="T94">INNER</text:span> <text:span text:style-name="T94">JOIN</text:span> engine <text:span text:style-name="T94">AS</text:span> e <text:span text:style-name="T94">ON</text:span> c.engine_id = e.engine_id</text:p>
      <text:p text:style-name="P163"><text:span text:style-name="T94">INNER</text:span> <text:span text:style-name="T94">JOIN</text:span> transmission <text:span text:style-name="T94">AS</text:span> t <text:span text:style-name="T94">ON</text:span> c.transm_id = t.transm_id;</text:p>
      <text:p text:style-name="P163"/>
      <text:p text:style-name="P195">Вывести отдельно детали, которые не используются в машине <text:span text:style-name="T136">(кузова).</text:span></text:p>
      <text:p text:style-name="P163"><text:span text:style-name="T94">SELECT</text:span> b.body_model <text:span text:style-name="T94">FROM</text:span> car_body <text:span text:style-name="T94">AS</text:span> b</text:p>
      <text:p text:style-name="P163"><text:span text:style-name="T94">LEFT</text:span> <text:span text:style-name="T94">OUTER</text:span> <text:span text:style-name="T94">JOIN</text:span> cars <text:span text:style-name="T94">AS</text:span> c <text:span text:style-name="T94">ON</text:span> c.body_id = b.body_id <text:span text:style-name="T94">WHERE</text:span> c.car_model <text:span text:style-name="T94">IS</text:span> <text:span text:style-name="T94">NULL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0.6cm" fo:margin-right="0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12:52.274000000</meta:creation-date>
    <dc:date>2019-07-03T18:30:32.039782904</dc:date>
    <meta:editing-duration>P6DT4H5M1S</meta:editing-duration>
    <meta:editing-cycles>403</meta:editing-cycles>
    <meta:generator>LibreOffice/6.0.7.3$Linux_X86_64 LibreOffice_project/00m0$Build-3</meta:generator>
    <meta:document-statistic meta:table-count="9" meta:image-count="0" meta:object-count="0" meta:page-count="9" meta:paragraph-count="344" meta:word-count="2017" meta:character-count="13393" meta:non-whitespace-character-count="11499"/>
  </office:meta>
</office:document-meta>
</file>